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style:font-name="Calibri1" fo:language="pl" fo:country="PL"/>
    </style:style>
    <style:style style:name="P3" style:family="paragraph" style:parent-style-name="Dialog">
      <style:text-properties fo:language="pl" fo:country="PL"/>
    </style:style>
    <style:style style:name="P4" style:family="paragraph" style:parent-style-name="Dialog">
      <style:text-properties style:font-name="Calibri1"/>
    </style:style>
    <style:style style:name="P5" style:family="paragraph" style:parent-style-name="Dialog">
      <style:paragraph-properties fo:margin-left="0cm" fo:margin-right="0cm" fo:text-indent="0cm" style:auto-text-indent="false">
        <style:tab-stops/>
      </style:paragraph-properties>
      <style:text-properties fo:language="pl" fo:country="PL"/>
    </style:style>
    <style:style style:name="P6" style:family="paragraph" style:parent-style-name="Wierszyk">
      <style:paragraph-properties fo:margin-left="1.249cm" fo:margin-right="0cm" fo:text-indent="0cm" style:auto-text-indent="false">
        <style:tab-stops/>
      </style:paragraph-properties>
      <style:text-properties fo:language="pl" fo:country="PL"/>
    </style:style>
    <style:style style:name="P7" style:family="paragraph" style:parent-style-name="Endnote">
      <style:text-properties fo:language="pl" fo:country="PL"/>
    </style:style>
    <style:style style:name="P8" style:family="paragraph" style:parent-style-name="Text_20_body">
      <style:text-properties fo:language="pl" fo:country="PL"/>
    </style:style>
    <style:style style:name="P9" style:family="paragraph" style:parent-style-name="Text_20_body">
      <style:paragraph-properties fo:text-align="center" style:justify-single-word="false"/>
      <style:text-properties fo:language="pl" fo:country="PL"/>
    </style:style>
    <style:style style:name="P10" style:family="paragraph" style:parent-style-name="Text_20_body">
      <style:text-properties fo:language="pl" fo:country="PL" fo:background-color="#ffff00"/>
    </style:style>
    <style:style style:name="P11" style:family="paragraph" style:parent-style-name="Text_20_body">
      <style:text-properties style:font-name="Calibri1"/>
    </style:style>
    <style:style style:name="P12" style:family="paragraph" style:parent-style-name="Text_20_body">
      <style:text-properties style:font-name="Calibri1" fo:language="pl" fo:country="PL"/>
    </style:style>
    <style:style style:name="P13" style:family="paragraph" style:parent-style-name="Text_20_body">
      <style:paragraph-properties fo:orphans="2" fo:widows="2"/>
      <style:text-properties style:font-name="Calibri1" fo:language="pl" fo:country="PL"/>
    </style:style>
    <style:style style:name="P14" style:family="paragraph" style:parent-style-name="Text_20_body">
      <style:text-properties style:font-name="Calibri" fo:language="pl" fo:country="PL"/>
    </style:style>
    <style:style style:name="P15" style:family="paragraph" style:parent-style-name="Text_20_body">
      <style:paragraph-properties fo:margin-left="0cm" fo:margin-right="0cm" fo:orphans="2" fo:widows="2" fo:text-indent="1.251cm" style:auto-text-indent="false"/>
      <style:text-properties style:font-name="Calibri1"/>
    </style:style>
    <style:style style:name="P16" style:family="paragraph" style:parent-style-name="Text_20_body" style:master-page-name="">
      <style:paragraph-properties fo:margin-left="0cm" fo:margin-right="0cm" fo:margin-top="0.101cm" fo:margin-bottom="0.109cm" fo:orphans="2" fo:widows="2" fo:hyphenation-ladder-count="no-limit" fo:text-indent="1.251cm" style:auto-text-indent="false" style:page-number="auto"/>
      <style:text-properties style:font-name="Calibri1" fo:hyphenate="false" fo:hyphenation-remain-char-count="0" fo:hyphenation-push-char-count="0"/>
    </style:style>
    <style:style style:name="P17" style:family="paragraph" style:parent-style-name="Dialog" style:list-style-name="L1">
      <style:paragraph-properties fo:orphans="2" fo:widows="2"/>
      <style:text-properties fo:language="pl" fo:country="PL"/>
    </style:style>
    <style:style style:name="P18" style:family="paragraph" style:parent-style-name="Dialog" style:list-style-name="L2">
      <style:text-properties style:font-name="Calibri1"/>
    </style:style>
    <style:style style:name="P19" style:family="paragraph" style:parent-style-name="Dialog" style:list-style-name="L3">
      <style:text-properties style:font-name="Calibri1" fo:background-color="transparent"/>
    </style:style>
    <style:style style:name="P20" style:family="paragraph" style:parent-style-name="Dialog" style:list-style-name="L4">
      <style:text-properties style:font-name="Calibri1"/>
    </style:style>
    <style:style style:name="P21" style:family="paragraph" style:parent-style-name="Dialog" style:list-style-name="L3">
      <style:text-properties fo:background-color="transparent"/>
    </style:style>
    <style:style style:name="P22" style:family="paragraph" style:parent-style-name="Überschrift_20_2">
      <style:text-properties fo:language="pl" fo:country="PL"/>
    </style:style>
    <style:style style:name="P23" style:family="paragraph" style:parent-style-name="Überschrift_20_2">
      <style:text-properties style:font-name="Calibri"/>
    </style:style>
    <style:style style:name="P24" style:family="paragraph" style:parent-style-name="Überschrift_20_2">
      <style:text-properties style:font-name="Calibri" fo:language="pl" fo:country="PL"/>
    </style:style>
    <style:style style:name="P25" style:family="paragraph" style:parent-style-name="Heading" style:master-page-name="MP0">
      <style:paragraph-properties style:page-number="auto" fo:break-before="page"/>
      <style:text-properties fo:language="pl" fo:country="PL"/>
    </style:style>
    <style:style style:name="P26" style:family="paragraph" style:parent-style-name="Text_20_body">
      <style:text-properties style:font-name="Calibri"/>
    </style:style>
    <style:style style:name="T1" style:family="text">
      <style:text-properties style:font-name="Calibri2" fo:language="pl" fo:country="PL"/>
    </style:style>
    <style:style style:name="T2" style:family="text">
      <style:text-properties fo:language="pl" fo:country="PL"/>
    </style:style>
    <style:style style:name="T3" style:family="text">
      <style:text-properties fo:language="pl" fo:country="PL" fo:background-color="#ffff00"/>
    </style:style>
    <style:style style:name="T4" style:family="text">
      <style:text-properties fo:language="pl" fo:country="PL" fo:background-color="transparent"/>
    </style:style>
    <style:style style:name="T5" style:family="text">
      <style:text-properties style:font-name="Calibri1"/>
    </style:style>
    <style:style style:name="T6" style:family="text">
      <style:text-properties style:font-name="Calibri1" fo:language="pl" fo:country="PL"/>
    </style:style>
    <style:style style:name="T7" style:family="text">
      <style:text-properties style:font-name="Calibri1" fo:language="pl" fo:country="PL" fo:background-color="transparent"/>
    </style:style>
    <style:style style:name="T8" style:family="text">
      <style:text-properties style:font-name="Calibri1" fo:language="pl" fo:country="PL" fo:background-color="#ffff00"/>
    </style:style>
    <style:style style:name="T9" style:family="text">
      <style:text-properties style:font-name="Calibri1" fo:background-color="#ffff00"/>
    </style:style>
    <style:style style:name="T10" style:family="text">
      <style:text-properties style:font-name="Calibri1" fo:background-color="#ffff99"/>
    </style:style>
    <style:style style:name="T11" style:family="text">
      <style:text-properties style:font-name="Calibri"/>
    </style:style>
    <style:style style:name="T12" style:family="text">
      <style:text-properties style:font-name="Calibri" fo:language="pl" fo:country="PL"/>
    </style:style>
    <style:style style:name="T13" style:family="text">
      <style:text-properties style:font-name="Calibri" fo:language="pl" fo:country="PL" fo:background-color="transparent"/>
    </style:style>
    <style:style style:name="T14" style:family="text">
      <style:text-properties style:font-name="Calibri" fo:language="pl" fo:country="PL" fo:background-color="#ffff00"/>
    </style:style>
    <style:style style:name="T15" style:family="text">
      <style:text-properties fo:background-color="#ffff00"/>
    </style:style>
    <style:style style:name="T16" style:family="text">
      <style:text-properties style:font-name="Calibri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ynastia Sobieskich – tom II, „Pola Chwały”</text:p>
      <text:h text:style-name="P22" text:outline-level="2">Rozdział I</text:h>
      <text:p text:style-name="P8"/>
      <text:p text:style-name="P8">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zadziwiającym instynktem czy też wolą Boską prowadzone, wielkich pochodów wojskowych i bitew walnych.</text:p>
      <text:p text:style-name="Text_20_body"><text:span text:style-name="T2">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2"><text:note text:id="ftn1" text:note-class="endnote"><text:note-citation>1</text:note-citation><text:note-body><text:p text:style-name="P7">Tak po kampanii 1672 roku Tatarzy i Turcy nazywali Jana Sobieskiego.</text:p></text:note-body></text:note></text:span></text:span><text:span text:style-name="T2">.</text:span></text:p>
      <text:p text:style-name="P8">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ta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8">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8">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8">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8">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6">„Idzie żołnierz borem, lasem</text:p>
      <text:p text:style-name="P6">Przymierając z głodu czasem.</text:p>
      <text:p text:style-name="P6">Suknia na nim nie blakuje,</text:p>
      <text:p text:style-name="P6">Wiatr dziurami przelatuje.</text:p>
      <text:p text:style-name="P6">Chociaż żołnierz nieodziany,</text:p>
      <text:p text:style-name="P6">Przecie pójdzie między pany.</text:p>
      <text:p text:style-name="P6">Trza żołnierza poratować,</text:p>
      <text:p text:style-name="P6">Soli jemu nie żałować.</text:p>
      <text:p text:style-name="P6">Wtenczas żołnierza szanują,</text:p>
      <text:p text:style-name="P6">Kiedy trwogę na się czują”</text:p>
      <text:p text:style-name="P8">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8">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8"><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febla towarzyszył rekrutom rano i wieczorem, i w czasie posiłku, z małą jeno przerwą na modlitwę codzienną, też w szeregu odbywającą się. Peter nie widział sensu w tym wszystkim i nienawidził deszcz, feldfebla, brak snu, i siebie za pochopną decyzję zaciągnięcia się. Po pewnym czasie jednak przestał nienawidzić, przestał szukać sensu, przestał myśleć.</text:p>
      <text:p text:style-name="P8">I wówczas wyruszyli.</text:p>
      <text:p text:style-name="P8">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2">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i ch</text:span><text:span text:style-name="T6">ł</text:span><text:span text:style-name="T12">opskie </text:span><text:span text:style-name="T2">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2"><text:note text:id="ftn2" text:note-class="endnote"><text:note-citation>2</text:note-citation><text:note-body><text:p text:style-name="P7">Do dzisiaj niewielu o tym filozofowało. Historycznie, <text:span text:style-name="T15">TODO</text:span></text:p></text:note-body></text:note></text:span></text:span><text:span text:style-name="T2">. <text:s/>Zrobił jednak to, co też i tysiące innych chłopów ze zrujnowanych wsi, dał się zwerbować.</text:span></text:p>
      <text:p text:style-name="P8">Dobrze na koniu nie jeździł, radził sobie jednak jakoś, wi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ł też Szymonowi Jan Pliszka, weteran stary, który się - jak powiadał - wreszcie pod prawdziwym wodzem wojować zaciągnął - że walczy się pieszo, a konno się między bitwami przejeżdża. To i wiele innych rad dawał Jan młodym rekrutom, i opowiadał o pochodach i zwycięstwach wielkich z wojen z Moskwą pod panem Pawłem Sapiehą, i z Kozakami pobuntowanymi pod panem Czarnieckim, co całej Ukrainy postrachem był, póki wojując żywota od zmęczenia nie dokonał. Zaczynał zatem tęsknić młody żołnierz za wojaczką, co trudy przynosi, ale i chwałę, i przygody, a czasem łup.</text:p>
      <text:p text:style-name="P8">Po kilku tygodniach ćwiczeń wydano dragonom nowe, czerwone kolety, nowe buty, spodnie i kołpaczki, uzupełniono amunicję, i wypłacono srebrną monetą żołd za pierwszy kwartał, surowo przykazując wydać go na zaopatrzenie w żywność. Dwa dni później regiment wyruszył. Dalej maszerowały albo konno jechały inne, nowo sformowane regimenty z całej wiernej królowi Rzeczypospolitej. Ciągnęły różnymi drogami w stronę Rusi wśród wzgórz Roztocza. Im bliżej Lwowa, tym gęściej patrolowały na tych wzgórzach oddziały kawalerii koronnej, aby ciekawe oczy szpiegów <text:soft-page-break/>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porucznik jeszcze młodszy wiekiem, młodzian prawie, drobnej postawy, od ucha do ucha roześmiany.</text:p>
      <text:p text:style-name="P3">- Czołem, panie Starczyński! Cieszę się, że waści znowu widzę - krzyknął młodszy porucznik do dowódcy pancernych.</text:p>
      <text:p text:style-name="P3">- Czołem, czołem, panie Ostrowski - odpowiedział starszy porucznik - cieszysz się waść pewno również na wyprawę wojenną.</text:p>
      <text:p text:style-name="P3">- I pewno, wreszcie wyprawa na wroga.</text:p>
      <text:p text:style-name="P3">- To waści nie zajedno, kogo pierzem? Czy Turków, czy patriotów? - pan Starczyński nie mógł powstrzymać sarkazmu.</text:p>
      <text:p text:style-name="P3">- Rodaków bić ciężko, choć patriotów wśród nich nie było, cośmy ich w Poznaniu pogromili. Przeciw majestatowi króla rękę podnieśli.</text:p>
      <text:p text:style-name="P3">- W obronie wolności swej stawać przywilejem szlachcica i obywatela jest w tej Rzeczypospolitej.</text:p>
      <text:p text:style-name="P3">- Broń na króla albo hetmana wielkiego podnosić w czas wojenny to warcholstwo a i prawie zdrada.</text:p>
      <text:p text:style-name="P3">- Jednak król i hetman wielki wojsko w czas wojenny nie na Turka powiódł był, jeno na Poznań.</text:p>
      <text:p text:style-name="P3">- Przecie Poznań ten już drugi raz przeciw elektowi większością sejmu na Woli obranemu zbuntował się, i to zdrajców a także posłów z Brandenburgii robota. To jasne po tym, jak znaleźliśmy listy u tych pludraków, co ich potem obwieszono.</text:p>
      <text:p text:style-name="P3">- Zawsze tak bywało, że się karmazyni z sąsiady zagranicznymi znosili.</text:p>
      <text:p text:style-name="P3">- I do czego to doprowadziło? Do tego że hetman wielki litewski swe wojsko z bitwy wyprowadza, bo jego zagraniczni przyjaciele końca naszej wojny z Turkiem nie chcą?</text:p>
      <text:p text:style-name="P8">Starczyński nie miał już odpowiedzi na coraz bardziej zapalczywe argumenty przy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8"/>
      <text:h text:style-name="P22" text:outline-level="2">Rozdział II</text:h>
      <text:p text:style-name="P8">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8">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text:soft-page-break/>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8">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8">Rozkaz wyrwał piechotę z popołudniowej drzemki. W takt werbla, poganiane wrzaskiem sierżantów, kompanie wybiegały przed wał obozu, dopiero co wielkim wysiłkiem w promieniach sierpniowego słońca wzniesionego. Peter Pirwitz dźwigał swój muszkiet i widełki do niego w obu rękach i przebiegł obok pikinierów, już wbijających w pylistą ziemię tylce swoich pik. O kilkanaście kroków przed pikinierami stał feldf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8">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8">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8"><text:soft-page-break/>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 <text:s/></text:p>
      <text:p text:style-name="P8">Starczyński na czele swej chorągwi pancernej dał sygnał do przejścia w galop. Palił się do starcia z tym przeciwnikiem, wrogiem prawdziwym. Dość już się z wrogiem wewnętrznym, jak to ten 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8">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owi Jabłonowskiemu obroną Rusi zawiadującemu podesłać. Będzie on na pewno z języka zadowolony.</text:p>
      <text:p text:style-name="P8">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9"/>
      <text:p text:style-name="P9">* <text:s/>* <text:s/>*</text:p>
      <text:p text:style-name="P8"/>
      <text:p text:style-name="P8">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8">Pojechał zatem de Gourdant do Rouen.</text:p>
      <text:p text:style-name="P8"><text:soft-page-break/>Prawie nie poznał pułkownika, żadnych oznak swojego stopnia czy nawet służby królewskiej nienoszącego, ten jednak skinął od razu na niepewnie po karczmie rozglądająceg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3">- Panie Kapitanie – zaczepił błądzącego – Kurs pan Kapitan zgubił na Sekwanie?</text:p>
      <text:p text:style-name="P3">- Kurs zgubiłem na burzliwych wodach polityki, trudniejszych w nawigacji niż trasy morskie – odparł de Gourdant dosiadając się.</text:p>
      <text:p text:style-name="P3">- Na politykę wyprawił się Pan Kapitan? Wielce niebezpieczna to wyprawa, lepiej zostawić ją dla bardziej na tych szlakach obytych.</text:p>
      <text:p text:style-name="P3">-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3">- Ani w dniach najbliższych nie wypłyniemy, ani grudniowych sztormów na Bałtyku w tym roku nie obaczycie – ostrożnie rzekł de Bealieu.</text:p>
      <text:p text:style-name="P3">- Dla porządnie przygotowanego okrętu nie są te sztormy przecie straszne. Marynarzom takie sprawy zwyczajne, a w sytuacji naprawdę trudnej schronić się w przyjaznych szwedzkich portach możemy.</text:p>
      <text:p text:style-name="P3">- Nie dlatego, abym się narazić okręty i marynarzy dzielnych Jego Królewskiej mości obawiał rezygnujemy z tych wypraw. Nie mamy, aktualnie, celu w wyprawie do Gdańska.</text:p>
      <text:p text:style-name="P3">- Ależ jak to, nowego sojusznika ostawimy?</text:p>
      <text:p text:style-name="Dialog"><text:span text:style-name="Absatz-Standardschriftart"><text:span text:style-name="T1">- </text:span></text:span><text:span text:style-name="T2">Uciszcie</text:span><text:span text:style-name="Absatz-Standardschriftart"><text:span text:style-name="T1"> się, </text:span></text:span><text:span text:style-name="T2">de Gourdant! – syknął kapitan - nie dla zwykłych marynarskich uszu to sprawy. Powiem wam jedno, że sojusznik nasz nadal z drugim sojusznikiem wojuje, i dopóki to trwa, na wsparcie nasze obaj poczekać muszą.</text:span></text:p>
      <text:p text:style-name="P3">Zamyślił się pan de Bealieu.</text:p>
      <text:p text:style-name="P3">- Mówicie: Bałtyk, myślicie: Szwecja - powiedział powoli do kapitana - trzebaby Szwecję...</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źmiesz na pokład pana de Bethune, który misję nową a pilną w Polsce odbywać będzie. Potem przygotujesz okręty do rejsów zimowych. Ja w Paryżu z ministrem Pompone rozmówić się muszę, lecz sądzę że zimą razem w rejs udamy się.</text:p>
      <text:p text:style-name="P3"/>
      <text:p text:style-name="P9"/>
      <text:p text:style-name="P9">* <text:s/>* <text:s/>*</text:p>
      <text:p text:style-name="P8">"Wielce moja życia a serca pociecho... Jakież to wieści niedobre, a raczej ich brak od WMci Serca mego krewnych i znajomych, jako że gotowizny przyobiecaney mi nieprzysyłają. Przecie nie <text:soft-page-break/>dlatego, iż Jego Wysokości w skarbcu brakuje, bo mu brakuje, dla wojen i innych turbacyj, ale tyle co mi przyobiecał zawsze wysłać może, bo więcej trawnik jeden u niego w Versalu kosztuje niźli to wsparcie dla nas. <text:s/>Musi to być, że JKMć Ludwik wojny naszej z Turkiem wspierać nie chce. My ją przecież zakończyć musim, a jak tu o kończeniu myśleć, pieniądza nie mając. Jeszcze JMć pan Podskarbi w Warszawie rezerw ostatnich gotowizny dobywa, z tego co nam do tej pory przysłano, jednak pono, że więcej w pałac swój nowy wedle Kabat łoży, a mi grosze nędzne odsyła. A Kątski jenerał artyleryi wielce teraz pieniędzy potrzebuje, bo we Lwowie działa ostatnie szykuje, którymi Bar i Kamieniec oblegać będziemy. Insze wojska już w pole wyszły, i ja za nimi wyjeżdżam dzisiaj. Śpiesznie nam trza wojować albo li też głodować, bo choć pora po żniwach iest, to ludzie tej krainy odeszli..."</text:p>
      <text:p text:style-name="P8"/>
      <text:p text:style-name="Text_20_body"><text:span text:style-name="T2">Kraina, którą Ostrowski z grzbietu wierzchowca oglądał, była prawie wyludniona. Już od Lwowa na wschód wioski często puste stały, za Strypą zaś osady ludzkie znikły zupełnie. Od nieszczęśliwego roku 1648 tyle wycierpiała ta ziemia z rąk tatarskich, lecz nade wszystko z rąk 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text:span><text:span text:style-name="Absatz-Standardschriftart"><text:span text:style-name="T3">, ...,</text:span></text:span><text:span text:style-name="T2">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8">Pewnego południa zaś do chorągwi Ostrowskiego dołączyli pancerni Starczyńskiego, a wraz z nimi sam puł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8">Ruszyli zatem, lekkie chorągwie z pancernymi przemieszane, a dalej pancerne z husarskimi. Lecieli tak przez Podole, patrole tatarskie bez reszty znosząc, aby baszy w Kamieńcu wiedza o niebezpieczeństwie nie doszła. I stało się tak, że gdy pewnego ranka po nocnej kawalkadzie wypadli na łąki nad Smotryczą, ujrzeli w dali bramę Kamieńca szeroko otwarte, a przed bramą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ę Ruską wpadły, bezlitośnie siekąc tych Tatarów, którzy w fortecy ocalenia szukać chcieli. Lecz za to Tatarzy w obozie, chwilowo od widoku wzniesionych nad sobą <text:soft-page-break/>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ł i kopii, śmiałym natarciem w ciżbę Krymców powstrzymała, impetem swoim wrogów powalając i koncerzami okrutnie ich bodą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y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3">- Jakże to, jazdą po mieście nacierać?</text:p>
      <text:p text:style-name="P3">-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opatrzony on.</text:p>
      <text:p text:style-name="P3">- Fortecę dobywać kawalerią?</text:p>
      <text:p text:style-name="Dialog"><text:span text:style-name="T2">- To waćpan jeszcze nie widział, jak dzielnie husarze nasi spieszeni fortyfikacje dobywają. Przecie nie tylko z konia szablą robić umieją. Szyszak i pancerz przeciw kulom</text:span><text:span text:style-name="Endnotenzeichen"><text:span text:style-name="T2"><text:note text:id="ftn3" text:note-class="endnote"><text:note-citation>3</text:note-citation><text:note-body><text:p text:style-name="P7">Zwłaszcza przeciw tureckim. Rzeczywiście, husaria spieszona niejednokrotnie o szturmie fortec rozstrzygała, również dzięki swemu znakomitemu - i pod koniec XVII wieku wyjątkowemu - uzbrojeniu ochronnemu.</text:p></text:note-body></text:note></text:span></text:span><text:span text:style-name="T2">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ie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opatrzenia odciąć, tak i przyjaciele wiele razem przygód odbyć mogli. Tak przeprawiwszy się przez Dniestr wezbrany na multańską stronę, drogami Wołochom niektórym pana Ostrowskiego <text:soft-page-break/>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text:p>
      <text:p text:style-name="Text_20_body"><text:span text:style-name="T2">Takich Wołochów prawdziwych niewiele było w wojsku Rzeczypospolitej, nawet w chorągwiach zwanych wołoskimi, choć dawniej na nich - i na Tatarach - lekka kawaleria polegała. Oto bowiem w czasach nawały szwedzkiej szlachta polska zbiedniała i na poczty porządne dla górniejszych znaków pozwolić sobie nie mogła. Zresztą, dawny król Jan Kazimierz, niedawno przecie zmarły w dalekich krajach</text:span><text:span text:style-name="Endnotenzeichen"><text:span text:style-name="T2"><text:note text:id="ftn4" text:note-class="endnote"><text:note-citation>4</text:note-citation><text:note-body><text:p text:style-name="P7">Abdykowawszy, przebywał we Francji. Zmarł na wieść o zdobyciu Kamieńca przez Turków.</text:p></text:note-body></text:note></text:span></text:span><text:span text:style-name="T2">, żołnierzom nie-Polakom i nie-Litwinom po doświadczeniach smutnych</text:span><text:span text:style-name="Endnotenzeichen"><text:span text:style-name="T2"><text:note text:id="ftn5" text:note-class="endnote"><text:note-citation>5</text:note-citation><text:note-body><text:p text:style-name="P7">Np. w 1648 roku wszyscy Rusini służący w wojskach komputowych i prywatnych przeszli na stronę Chmielnickiego. Oznaczało to, że nagle wojska koronne pozbawione zostały całej dragonii i wielkiej części piechoty. Dopiero Sobieskiemu udało się, historycznie, ubytek ten odtworzyć.</text:p></text:note-body></text:note></text:span></text:span><text:span text:style-name="T2"> panowania swego ufać nie kazał. Jednak przydał się tutaj pan Wiszinoiu i jego ziomkowie, gdy się u chłopów mołdawskich o transportach do Kamieńca wywiadywał. Transporty te miały zawsze eskortę z pieszych janczarów oraz z Tatarów Białogrodzkich. Ci jednak niechętnie na tę wojnę poszli. Oto wywiedział się pan Wiszinoju, że transport pewien niemały, zupełnie bez eskorty tatarskiej, z samymi tylko janczarami przez Mołdawię przechodzi.</text:span></text:p>
      <text:p text:style-name="P8">Ostrowski ścisnął kolanami konia i skręcił pomiędzy drzewami w kierunku traktu. Wiedział że stajanie za nimi to samo robiła chorągwie pancerna pod panem Starczyńskim, biorąc transport i jego eskortę w kleszcze. Gdy już przez rzedniejące drzewa widział drogę a za nią przeciwległe zbocze, wyciągnął nabity pistolet i strzelił w kierunku janczarów, bodąc konia jednocześnie piętami. Cała chorągiew lekka podskoczyła jednocześnie galopem i wyłoniła się tuż przed zaskoczoną eskortą. Janczarscy muszkieterowie dmuchnęli na swe lonty, i krzepko trzymając ciężkie muszkiety w rę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ś między wozami stanęli, berdyszami się zastawiając. Jednak z gąszczy za konwojem obie pancerne chorągwie w pędzie pełnym wypadły, w wąski a długi szyk ustawione, i siekły bezlitośnie janczaró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text:soft-page-break/>Wieść o zablokowaniu Kamieńca rozniosła się po całej armii koronnej i zachwyt wywołała. Żywiej zaraz też maszerować oddziały poczęły, wierząc wreszcie w rychły koniec kampanii. Król i hetman Sobieski jednak zadowolony nie był. Skrycie był na zdobycie fortecy z marszu był liczy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ą wstrzymano, teraz właśnie, gdy i na Podolu walczył, i w Wielkopolsce tumulty szlacheckie gromić musiał, i na Litwie z buntem otwartym Paca radzić sobie musiał.</text:p>
      <text:p text:style-name="P8"><text:s/></text:p>
      <text:h text:style-name="P24" text:outline-level="2">Rozdział III</text:h>
      <text:p text:style-name="P8">Tymczasem hetman wielki litewski, po nieudanym na Wilno ataku i przegranej potyczce pod Nieświeżem, do Kowna wycofał się i miasto porządnie obwarował. Tam także rozwinął pracowitą działalność pisarską, liczne uniwersały i wezwania do szlachty litewskiej pisząc, aby władzy nieprawanie obranej obywatele nieposłuszeństwo okazali i przy nim się kupili. Wojska litewskie - swoje prywatne, a również komput - zaklinał, by się przy nim, obrońcy praw i swobód, opowiedziały. Bardziej jeszcze intensywnie korespondował z magnatami litewskimi, królewskie dążenia do absolutum dominium i zamach na wolność Litwy (a przede wszystkim na majątki magnackie) przedstawiając. Wreszcie wezwał szlachtę wszelką do swego majątku w Widzach za Kownem, aby konfederację przeciw tyranowi a w obronie wolności Litwy zawiązać.</text:p>
      <text:p text:style-name="P8">Przyjechali zatem przedstawiciele sejmików z województw przeciw królowi zbuntowanych. Przyjechali stronnicy Paców z całej Litwy i ci, którzy się w ich łaski wkupić chcieli. Liczni wielmoże litewscy przyjechali również, a zatem pan wojewoda trocki Marcjan Ogiński, generał artylerii litewskiej Marcin Korwin Gosiewski, Pacowie wszyscy co przy życiu pozostali, a nade wszystko zaś Benedykt Sapieha, senior rodu o prymat na Litwie z Pacami walczącego.</text:p>
      <text:p text:style-name="Text_20_body"><text:span text:style-name="T2">Znów okazało się, że dumnych magnatów jedynie sprzeciw wobec Sobieskiego łączy, wszystko zaś inne prawie dzieli. Zaczęły się tedy dyskusje, j</text:span><text:span text:style-name="Absatz-Standardschriftart"><text:span text:style-name="T3">aki kurs wobec wydarzeń na sejmie elekcyjnym przyjąć</text:span></text:span><text:span text:style-name="T2">. By dyskusje na sobie przydatne wrócić tory, hetman Pac zajął uczestników sprawami polityki zagranicznej, jaką miał zamiar król Sobieski prowadzić:</text:span></text:p>
      <text:p text:style-name="P3">- Sobieski z Francuzką ożeniony, z Królem Słońce trzymać będzie i nasz alians z Habsburgiem zniszczy. Wojnę z Turkiem chce już teraz bez Cesarza zakończyć, starą sprawę lenna Prus Książęcych odgrzebać i przyjaciela naszego, choć heretyka, elektora Brandenburskiego obraża. To są wszak tylko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P8">Tak perorował pan hetman wielki litewski, "zaś na pewno wzbogacą się na niej kiesy sojuszników Cesarza", dodając w myśli. Odrzekł mu generał Gosiewski:</text:p>
      <text:p text:style-name="P3">- oto co się dzieje, gdy Polacy Piasta na tron obierają. Alianse na szwank wystawiają, prawa narodu szlacheckiego depczą, unię z Lublina ryzykują. Polacy rządzić się nie potrafią. Już lepiej księcia zagranicznego na króla obrać. Ten będzie musiał na nas polegać i praw naszych przestrzegać. A jeśli też to jaki krewny Cesarza będzie, to i na pomoc Cesarstwa liczyć będziem mogli. Cesarz gwarantem praw naszych tedy zostanie, a my jakoby częścią imperium czuć się będziemy mogli.</text:p>
      <text:p text:style-name="P10"><text:soft-page-break/>Tu będzie tyrada na temat zalet utraty niepodległości na rzecz imperium.</text:p>
      <text:p text:style-name="P8">Wstał teraz wojewoda trocki, Marcjan Ogiński, posesjonat możny i daleki hetmana Paca krewny.</text:p>
      <text:p text:style-name="P8">- o protekcji cesarskiej waszmość mówisz. Cesarz daleko od Litwy, co w sytuacji pokoju przydać nam by się mogło. Teraz jednak Litwa pomocy potrzebuje, by z tyranem walczyć. Któż skuteczniej wesprzeć nas może niźli car moskiewski? Pisał pono do niego Sobieski alboli też Morsztyn, aby się do spraw elekcji teraźniejszej car nie mieszał. Jednak ja mówię, poprośmy my go aby się wmieszał. To ambitny pan, który swego ruszyć nie da. Jemu już wszak za Jana Kazimierza koronę obiecano. Pokłońmy mu się, a on na pewno protekcję swoją nad nami roztoczy, praw naszych nie uszczuplając, boć przecie nas potrzebuje.</text:p>
      <text:p text:style-name="P3">- cóż wybrać? - ozwały się głosy - wschodnią czy zachodnią protekcję nad ojczyzną naszą? Cesarz łaskaw, i car łaskaw...</text:p>
      <text:p text:style-name="P8">Przemówił zatem ponownie hetman wielki litewski:</text:p>
      <text:p text:style-name="P3">- oto cesarz świętego cesarstwa rzymskiego Europę wokół siebie jednoczy. Hiszpania, Niderlandy, Brandenburgia po jego są stronie.</text:p>
      <text:p text:style-name="P3">- z Elektorem Brandenburskim, ze zdradzieckim lennikiem naszym bratać się nam, mości hetmanie, każesz? - wtrącił Benedykt Sapieha - dużo od nas wymagasz.</text:p>
      <text:p text:style-name="P3">- Narodowe interesa, partykularne, polskie, odłożyć nam trzeba. Nikt nas nie pytał, czy chcieliśmy bać Polakami. Jak waszmościowie widzicie, cesarz odłożył uprzedzenia religijne na bok i w walce przeciw tyranii francuskiej zajedno katolików jak i ewangelików jednoczy. Prawdziwie uniwersalny to cesarz. Mając wzór cnót takich, my domniemanych przewin sąsiadów naszych wciąż wypominać nie możem. To kultywowanie nikomu niepotrzebnych resentymentów. Zjednoczmy się z cesarzem w walce z tyrani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szlachtą z cesarstwa, którym tak bardzo zagraża absolutyzm Francuzów czy Sobieskich.</text:p>
      <text:p text:style-name="P8">Tu przerwał i spojrzał w twarze zgromadzonego narodu szlacheckiego. Wąsate oblicza Sarmatów z pewnym niezrozumieniem wpatrywały się w perorującego hetmana.</text:p>
      <text:p text:style-name="P8">Benedykt Sapieha rzekł cicho do koniuszego litewskiego Franciszka Sapiehy, brata swego młodszego, stojącego z nim razem:</text:p>
      <text:p text:style-name="P3">- Dziwna jest ta mowa i nic dobrego Litwie, ani nam, nie przyniesie. Przed carem Moskwy korzyć się, co to za pomysł. Trzymając się z Sobieskim, wreszcie straty z Moskwą poniesione powetować możemy, a i od Elektora co nieco skubnąć się uda. Lepiej więc trzymajmy z nim, gdy pychy Pacowskiej będzie ucierał - nie stracimy na tym.</text:p>
      <text:p text:style-name="P8">I tak Sapiehowie opuścili obrady konfederacji litewskiej w Widzach. Generał Gosiewski, widząc to, spytał hetmana Paca głosem przyciszonym:</text:p>
      <text:p text:style-name="P3">- Przejdą do Sobieskiego. Nie powstrzymamy ich?</text:p>
      <text:p text:style-name="P8">Hetman potoczył wzrokiem po tłumie szlachty, ciekawie wyglądającej, czy zacni karmazynowie za łby się będą brali jak szaraczkowie w karczmie na zaścianku. Rzekł zatem:</text:p>
      <text:p text:style-name="P3">- Możni panowie pychę swą nad pomyślność stanu naszego szlacheckiego, nad dobro ojczyzny Litwy naszej wynoszą. My zaś przeciw tyranowi kupmy się, konfederację tu zawiążmy. Mości panowie, kupą tu, pokażmy komu Litwa, komu wolność droga...</text:p>
      <text:p text:style-name="Text_20_body"><text:soft-page-break/><text:span text:style-name="T2">Dumny hetman, wojskowy wódz nienajgorszy, lecz dyplomata kiepski, nie znał, nie chciał słyszeć opinii o sobie samym jako o najbardziej pysznym z magnatów litewskich. Ba, w całej Rzeczypospolitej brać szlachecka pana hetmana wielkiego litewskiego i innych Paców za obraz wyniosłości karmazynów, za przykład oderwania się klasy senatorskiej od zwykłej rzeczywistości mia</text:span><text:span text:style-name="T6">ł</text:span><text:span text:style-name="T12">a</text:span><text:span text:style-name="T2">. Już większym mirem u szlachty litewskiej cieszył się Benedykt Sapieha, a to z racji zasług ojca</text:span><text:span text:style-name="Endnotenzeichen"><text:span text:style-name="T2"><text:note text:id="ftn6" text:note-class="endnote"><text:note-citation>6</text:note-citation><text:note-body><text:p text:style-name="P7">Paweł Jan Sapieha, zm. 1665, hetman wielki litewski, opisany w "Potopie" Sienkiewicza.</text:p></text:note-body></text:note></text:span></text:span><text:span text:style-name="T2"> z czasów wojen ze Szwecją oraz Moskwą. Gdy więc Michał Kazimierz Pac do zawiązania konfederacji przeciw Sobieskiemu wezwał, pod jej aktem, napisanym przez pacowskiego klienta, kasztelana wileńskiego Andrzeja Franciszka Kotowicza podpisało się jedynie 262 obywateli.</text:span></text:p>
      <text:p text:style-name="Text_20_body"><text:span text:style-name="T2">Przebywający jeszcze w Wilnie książę Michał Radziwiłł uśmiechnął się pod swym rzadkim wąsem na wieść o takim przebiegu konfederacji. Popierał Sobieskiego jako patriota i jako powinowaty, zaś jako Radziwiłł nienawidził Paców szarogęszących się od na Litwie jak na swoim. A przecież zaledwie od jednego pokolenia mieli jakieś większe znaczenie w Rzeczypospolitej, do godności wyniósł ich Jan Kazimierz pod koniec Potopu Szwedzkiego, na złość Radziwiłłom i Sapiehom. Teraz ich gwiazda gaśnie, przemknęła raczej niczym kometa, rozważał hetman polny litewski. Tylko ten Benedykt Sapieha... zdecydowanie rządzi całym klanem, żaden z Sapiehów nie śmie nawet otworzyć ust na sejmiku bez jego pozwolenia. Dobrze że teraz naszą sprawę popiera, ale jak długo? Nawet nie próbował książę Michał wnikać w motywy postępowania Sapiehy. Dołączył do anty-Pacowskiej, i pro-Sobieskiej konfederacji przez Sapiehę zorganizowanej. Z pełnym zdecydowaniem przystąpił do wykonania rozkazu królewskiego, czyli do pośpiesznego przemarszu większością sił litewskich wiernych królowi na Podole. Zostawiwszy jedynie </text:span><text:span text:style-name="Absatz-Standardschriftart"><text:span text:style-name="T3">które oddziały - pokrótce!</text:span></text:span><text:span text:style-name="T2">, zabrał też swoje prywatne, a także dołączoną niedawno dragonię koronną, i pomaszerował przez </text:span><text:span text:style-name="Absatz-Standardschriftart"><text:span text:style-name="T3">Pińsk</text:span></text:span><text:span text:style-name="T2"> na południe. Zostawił Litwę jako </text:span><text:span text:style-name="Absatz-Standardschriftart"><text:span text:style-name="T3">pole rozgrywki </text:span></text:span><text:span text:style-name="T2">dla Sapiehów i Paców.</text:span></text:p>
      <text:p text:style-name="P8">Szymon Beczała pierwszy raz w życiu był za granicą swojego województwa. Toteż z wielką uwagą spoglądał na Litwę, kraj trochę wszak do ojczyzny podobny. Podobne nędzne wsie, pola, miasteczka liche. Więcej lasów, ludzie ubierali się dość podobnie, choć mówili ledwie że zrozumiale. Regiment dragonów oddzielił się kilka dni temu od reszty wojsk maszerujących na Ruś i poszedł bardziej na północ. Wkrótce dotarli do warownego obozu pod Dubnem, gdzie spotkali spływające z Litwy wojska hetmana polnego Michała Radziwiłła. Jan Pliszka zwrócił uwagę Szymona na lichsze niż w Koronie wyposażenie wojaków litewskich. Tak i średniej jazdy nie nazywano na Litwie pancernymi, lecz petyhorcami, bo mało który z nich kolczugę zakładał, za to każdy z nich woził ze sobą rohatynę.</text:p>
      <text:p text:style-name="P8">Szymon z Janem i inszymi wojakami z Korony często brali udział w podjazdach wraz z dragonami Radziwiłła, Dubieński obóz w żywność zaopatrując i chłopki okoliczne bałamucąc. Zanim jednak chłopi okoliczni prawdziwie rozgniewać się zdążyli, obóz zwinięto i wyruszono na południe, naprzeciw wojskom koronnym. Szymon po raz pierwszy ujrzał Ukrainę.</text:p>
      <text:p text:style-name="P8">Peter Pirwitz wyprostował obolałe plecy a następnie oparł się na rydlu, którym rył pracowicie w jasnej, mokrej glebie Podola przez całe popołudnie. Spojrzał na dzieło swoje i pozostałych piechurów z jego kompanii - szańczyk ich dzisiejszego obozu. Sierżant właśnie ogłosił koniec prac na dzisiaj i z zadowoleniem konferował z panem pułkownikiem Stanisławem Morsztynem, który z lunetą, busolą, i papierowym planem okolicy robotę oceniał.</text:p>
      <text:p text:style-name="P3">- Duży nam ten obóz na dzisiaj wyszedł. Więcej się rydlem tej wojny niż szablą namachamy - usłyszał Peter sierżanta.</text:p>
      <text:p text:style-name="P3">- Rydel fortecę stanowi, rydla forteca się boi - rzekł pan Morsztyn - a to nie forteca, jeno obóz warowny dla wojsk na noc. Dla większej wojsk ilości żeśmy przygotowali, połączyć nam się trzeba nim na nieprzyjaciela ruszym.</text:p>
      <text:p text:style-name="P8"><text:soft-page-break/>Tego wieczora do obozu wmaszerowały wojska z Litwy przybyłe.</text:p>
      <text:p text:style-name="P8">Długo jednak w obozie nie zabawili. Po pośpiesznym przeglądzie wojsk koronnych i litewskich kazał król wyruszać - pod Bar. Już kilka dni wcześniej wybrane oddziały kawalerii koronnej pod dowództwem pana Strzałkowskiego udały się w tamtą stronę i fortecę tę zablokowały. Twierdza ta, niegdyś świetna, od czasu buntów kozacki stale podupadała, lecz położona w miejscu obronnym wielce, ze śmiałą załogą groźną być mogła. Załogę zaś stanowili Lipkowie, Tatarzy polscy, co na początku tej wojny na stronę turecką przeszli.</text:p>
      <text:p text:style-name="Text_20_body"><text:span text:style-name="T2">Pan Strzałkowski wziął wszystkie działa z Trembowli i śpiesznie pod Bar pomaszerował. Dowódca Lipków Aleksander Kryczyński, polski Tatar uszlachcony, a tytułem beja Baru przez sułtana nagrodzony, bronić się wytrwale postanowił, na nadejście posiłków tureckich znad Dniepru licząc. Bardzo się bowiem pan Kryczyński zemsty ze strony szlachty podolskiej obawiał, wiele krzywdy bowiem jego Lipkowie wyrządzili, świadomi będąc kraju, miasta, wsi wybierali z ludu i palili mieszkanie, a najbardziej podczas jarmarków wpadali do miasteczek</text:span><text:span text:style-name="Endnotenzeichen"><text:span text:style-name="T2"><text:note text:id="ftn7" text:note-class="endnote"><text:note-citation>7</text:note-citation><text:note-body><text:p text:style-name="P7">Relacja Erazma Otwinowskiego z 1699 roku</text:p></text:note-body></text:note></text:span></text:span><text:span text:style-name="T2">. </text:span></text:p>
      <text:p text:style-name="P8">Tydzień później nadciągnął pod Bar sam Sobieski, a i działa z Trembowli wreszcie dotarły. </text:p>
      <text:p text:style-name="P8">Peter Pirwitz znowu machał rydlem, tym razem okopy dla świeżo pod Bar przybyłych dział budując. Wszystkie sześć ich już jutro miało koncert rozpocząć. Już od rana był Peter znowu na nogach, tym razem nie rydel lecz muszkiet trzymając w rękach. Rozkazy wydano, do szturmu szykować miała się piechota i niektóre oddziały spieszonej jazdy. Obok kompanii Petera wtaczano na wczoraj wykonany okop świeżo nabite działo. Zanim jednak ostrzał twierdzy ropoczęto, tam zakotłowało się, huknęło coś, i oczom zgromadzonych wojsk polskich i litewskich ukazały się białe flagi, z bastionów rozwieszone. Nowy dowódca Lipków, pan Adam Husain Murawski, na warunki kapitulacji przed Sobieskim przystał i wraz z twierdzą i jej tatarską załogą pod komendę króla przechodził, <text:span text:style-name="T11">Kryczy</text:span><text:span text:style-name="T5">ń</text:span><text:span text:style-name="T11">ski za</text:span><text:span text:style-name="T5">ś</text:span><text:span text:style-name="T11"> za zdrad</text:span><text:span text:style-name="T5">ę</text:span><text:span text:style-name="T11"> Rzeczypospolitej przed s</text:span><text:span text:style-name="T5">ę</text:span><text:span text:style-name="T11">dzi</text:span><text:span text:style-name="T5">ą</text:span><text:span text:style-name="T11"> najwy</text:span><text:span text:style-name="T5">ż</text:span><text:span text:style-name="T11">szym rachunek zdawa</text:span><text:span text:style-name="T5">ł</text:span>.</text:p>
      <text:p text:style-name="P8"/>
      <text:h text:style-name="P24" text:outline-level="2">Rozdział IV</text:h>
      <text:p text:style-name="P8">"Effendi! Voulez-vous acheter?" - rozbrzmiewało wszędzie dokoła. Tłum przekupniów, widząc cudzoziemców, tłoczył się, a każdy zachwalał swój towar w języku, którego nie znał, myśląc, że tak się najlepiej porozumie. Francuska delegacja z nieliczną obstawą przepychała się jednak nie zwracając uwagi na handlarzy, śpieszyli bowiem wezwani przed sułtana. Jego monarsza wysokość raczył jednak być z postawy Francji niezadowolony i na znak tego nie przysłał po posłów lektyki.</text:p>
      <text:p text:style-name="P8">Posłowie dotarli wreszcie do pałacu Topkapi i padli na twarz przed sułtanem, władcą niepodzielnym państwa otomańskiego, panem życia i śmierci na trzech kontynentach, i kalifem, dziedzicem Proroka, zwierzchnikiem wiernych na całym grzesznym świecie, w jednej osobie. Ów skinął wreszcie na posłów, by zbliżyli się do tronu, obok którego stał wschodnio odziany europejczyk, tłumacz zapewne. <text:s/>Tłumacz odezwał się:</text:p>
      <text:p text:style-name="P3">- Jego wysokość gniewa się, że wasze wysiłki na rzecz zwycięstwa w tej wojnie mniejsze ostatnio wydają owoce. Oto król polski wielką armię zgromadził i najechał Podole, które wszak według umów prawomocnych Sułtanowi się należy. Tymczasem nie od was o tym pochodzie zdradzieckim dowiedzieliśmy się, jeno wiele krwi wiernych nam żołnierzy nas ta wieść już kosztowała. Mówcie wreszcie teraz, co wiecie o zamiarach króla Lachów.</text:p>
      <text:p text:style-name="P3">- Zamiarem króla polskiego jest odzyskanie Kamieńca i Podola - odrzekli posłowie francuscy - na tym on na pewno poprzestanie, gdy granicę swego państwa sprzed lat pięciu odnowi. <text:soft-page-break/>Przeto walki w tym rejonie, które wojska jego dostojności Sułtana prowadzą, marnowaniem są tylko sił, które przeciw Austrii spożytkować lepiej można. Lepiej stabilną granicę na Dniestrze ustanowić, zamiast na północ od niego wojska marnować. Od strony Polski nic nie grozi, na Mołdawię się nie wyprawią.</text:p>
      <text:p text:style-name="P3">- Granica na Dniestrze, oddanie Podola, o czym wy mówicie? Wszystkie twierdze Podola w naszym są ręku, przede wszystkim Kamieniec, a zabezpieczają go Żwaniec, Trembowla, i Bar. O żadnym wycofaniu się mowy być nie może, bo wojska nasze zaopatrywać i powiększyć w każdy czas możemy, kiedy tylko Jego Wysokości wola. A wola jego i taka może być, że i Lwów i Kraków zdobędziemy, i dopiero z hardymi Lachami pokój zawrzemy, aby i z Krakowa Wiedniowi zagrozić.</text:p>
      <text:p text:style-name="P8">Tu nastało poruszenie w świcie sułtana. Do sali wpadł młody generał Kara Mustafa Köprülü, który z rozkazu sułtana w Adrianopolu wojska na wojnę z Polską przygotowywał. Uderzył czołem o posadzkę przed władcą, wstał jednak zaraz i ośmielił się do sułtańskiego ucha nachylić, szepcąc:</text:p>
      <text:p text:style-name="P3">- Bar wzięty!</text:p>
      <text:p text:style-name="P3"/>
      <text:p text:style-name="P3"/>
      <text:p text:style-name="P8">Wygnawszy posłów francuskich Sułtan zgromadził wokół siebie doradców. Wysłuchawszy dokładnie sprawozdania Kara Mustafy, zadumał się. Ta wojna w odległym kraju wielce niewygodna się stała. Ten Lwów i Kraków muszą poczekać na światło prawdziwej wiary proroka. Nawet nazwy prawdziwie osmańskiej jeszcze im nie wymyślono...</text:p>
      <text:p text:style-name="P3">- Że Sobieski zdolny jest do niespodzianek, wiedzieliśmy to już. Wydawało nam się jednak, że na opanowaniu Ukrainy się w tym roku skupi. Jeśli w ogóle cokolwiek, wobec buntów w swoim kraju, podejmie. Teraz jednak fortece nasze wokół Kamanicze padły, i z samej stolicy bejostwa naszego nowego wieści nie ma.</text:p>
      <text:p text:style-name="P3">- Założyć musimy, że oblężony Kamanicze już jest - rzekł Kara Mustafa - ale pewnie jeszcze się trzyma. Odsiecz trza nam zorganizować, mimo zimnej pory w tamtym pogańskim kraju, bo padnie w ciągu miesiąca.</text:p>
      <text:p text:style-name="P3">- W ciągu miesiąca jakie siły pod Kamieniec rzucić możemy? Przecie nie twoje spod Edirne?</text:p>
      <text:p text:style-name="P3">- Jest przecie korpus Kapłana Paszy pod Dżedżorą. Drogi przygotowane, zapasy po drodze przygotowane, zatem szybko Kapłan pod Kamanicze przybyć może.</text:p>
      <text:p text:style-name="P3">- Dobrze! - tu zwrócił się do wielkiego wezyra Ahmeda Fazyl Köprülü - pchnij gońca do Kapłana natychmiast, a i sam pojedziesz nad wielką rzekę Tuna i zbierzesz stamtąd wszystkie wojska. Pomaszerujesz z nimi za Kapłanem, aby jego wspomóc w razie czego. Wcześniej jednak zorganizujesz transport morski przez Kara Deniz wojsk z Trabzonu i Samsunu aż do Akermanu. Ty zaś - tu zwrócił się do Kara Mustafy - z twoim wojskiem wyjdziesz wreszcie z Edirne i rozłożysz się nad rzeką Tuna, jako ostatnia osłona mej osoby i stolicy od tych Lachów.</text:p>
      <text:p text:style-name="P8">Tak oto, mimo pory zimowej, ponownie ruszyła machina bojowa wielkiego państwa tureckiego. Może jeszcze da się skłonić Lachów do pokoju takiego, który nie byłby dla sułtana uwłaczający.</text:p>
      <text:p text:style-name="P8">Generał Kątski siedząc w Trembowli z ulgą przyjął o kapitulacji Baru wiadomość. Już był bowiem w kropce, które działa dokąd wysłać. Sieniawski coraz ściślej Kamieniec oblegał, lecz bez dział szturmować nie śmiał, król jegomość zaś pod Bar pomaszerował. Kątski już wszystkie działa ze Lwowa sprowadzał, śpiesznie pod Kamieniec maszerować każąc, a następne odlewać polecił. Jednak marsze trudne były, bo ziemia od deszczów rozmiękła, a i konie padały. Aby temu ostatniemu zaradzić, kazał dragonom konie dla pociągów artyleryjskich oddawać, i teraz między Lwowem a Kamieńcem tylko <text:soft-page-break/>spieszeni dragoni maszerowali. Jednak nie wszystkie konie dragońskie dostał do dyspozycji pan generał, kilka oddziałów bowiem - i to z całkiem świeżymi końmi zakupionymi na tę kampanię na Pomorzu - na Litwę odmaszerowało. Teraz dopiero razem z Litwinami prosto na Kamieniec maszerowali. Rozkazy królewskie ich przynaglały, bo król do rozstrzygnięcia kampanii dążył.</text:p>
      <text:p text:style-name="P8">"Wielce miła moja serca a duszy pociecho - pisał Sobieski - zbliżylim się przeto do Kamieńca, już tam tylko wróg nasz zamknięty, bo gdzie indziej wszędy Opatrzność nam poszczęściła i Podole już prawie od Turków wolne. A jednak daleko nam jeszcze do końca tej wojny, bo w Kamieńcu zamknięci jako w twierdzy siedzą. <text:s/>My zaś na polach wokół Kamieńca siedzimy i głodujemy, oni zasię w Kamieńcu siedzą i marzną. Obaczym, czy najpierw oni wszyscy z zimna popadają, czyli my z głodu, i taki to będzie koniec tej wojny. Skończyć ją jednak jeszcze tego roku musimy, tego wymaga umowa z Francją nasza, jak i też dalsze nasze plany.</text:p>
      <text:p text:style-name="P8">Dlatego, dla tych<text:span text:style-name="T5">ż</text:span><text:span text:style-name="T11">e plan</text:span><text:span text:style-name="T5">ó</text:span><text:span text:style-name="T11">w,</text:span> <text:s/>proszę Cię już teraz, zacznij tę akcję o której mówiliśmy ostatnio w Jaworowie: wydostań z Królewca pruskiego wdowę po Kalksteinie z dziećmi i przywieź ich do nas, ale każ dobrze strzec, bo elektor długie ręce ostatnio u nas miewa..."</text:p>
      <text:p text:style-name="Text_20_body"><text:span text:style-name="T2">W</text:span><text:span text:style-name="Absatz-Standardschriftart"><text:span text:style-name="T3">ymarsz do Kamieńca, oblężenie, dezercje i wycieczki tureckie – tu walczy Szymon Becza</text:span></text:span><text:span text:style-name="Absatz-Standardschriftart"><text:span text:style-name="T8">ł</text:span></text:span><text:span text:style-name="Absatz-Standardschriftart"><text:span text:style-name="T14">a</text:span></text:span></text:p>
      <text:h text:style-name="P23" text:outline-level="2">Rozdział V</text:h>
      <text:p text:style-name="P8">W ciągu listopada trudniej się wojowało wołochom pana Ostrowskiego w Mołdawii. Co prawda jesień była cieplejsza na południe od Dniestru, pogoda zatem nie doświadczała wojaków, i świeża pasza dla koni zawsze była. Lecz transporty wroga coraz lepiej uzbrojone chadzały, a ich etapy zawsze w umocnionych obozach stawały, na których to niby na fortecach już sobie pan Ostrowski zęby powyłamywał. Lecz i nawet Tatarów coraz więcej się za Ostrowskim uganiało, aż zrozumiał, wielu towarzyszy dzielnych straciwszy, że siła zbyt wielka na niego od południa wali i wycofał się na Chocim, gdzie w okolicy słynnej wiktorii zeszłorocznej zapadł i tylko obserwował. Zamek w Chocimiu przez Janczarów był obsadzony i dla pana Ostrowskiego nie do zdobycia, mimo że wiekowy. Lecz nocami przez most pod zamkiem przekradali się gońcy polscy i tak oto Ostrowski wreszcie skontaktował się z panem Sieniawskim, świeżo mianowanym marszałkiem nadwornym koronnym, który z rozkazu króla przepraw przez Dniestr miał za wszelką cenę strzec. Czaty Ostrowskiego pod Chocimiem wielce mu się przydały.</text:p>
      <text:p text:style-name="P8">I oto dnia pierwszego grudnia, przez prószący śnieg, ujrzał pan Ostrowski jakiś ruch na drodze od południa. Niezbyt ostrożnie traktem od Cecory nadchodziła orda tatarska. Wołosi naliczyli 6 tysięcy wojowników wroga, gdy ci rozłożyli się w dawnym chocimskim obozie. Jeszcze tej nocy pchnął pan Ostrowski gońca do marszałka Sieniawskiego w Żwańcu, obozie warownym po północnej stronie Dniestru. Następnego ranka zaś Tatarzy szybko przez most przeprawili się, wyminęli Żwaniec i w tumanach śniegu znikli za wzgórzami na północnym horyzoncie.</text:p>
      <text:p text:style-name="P8">Mieszkańcy Białogrodu już przyzwyczaili się do myśli, że wojna przewali się wokół nich bez ich udziału, gdy nagle na szarym jesiennym morzu pojawiła się armada tureckich galer. Chyże te okręty przybiły do akermańskiego portu jak do swojego, następnie wysypały się z nich oddziały piechoty świeżo przybyłe z Azji. Dowodzący nimi bej zażądał natychmiastowego zwołania pospolitego ruszenia tatarskiego, bez ogródek grożąc wezwaniem samego Kapłana Paszy z jego korpusem spod Cecory w przypadku odmowy. Tatarzy bia<text:span text:style-name="T5">ł</text:span><text:span text:style-name="T11">ogrodzcy do wojny z Lachami si</text:span><text:span text:style-name="T5">ę</text:span><text:span text:style-name="T11"> nie kwapili, lecz jeszcze mniej mieli ochot</text:span><text:span text:style-name="T5">ę</text:span><text:span text:style-name="T11"> stawia</text:span><text:span text:style-name="T5">ć</text:span><text:span text:style-name="T11"> czo</text:span><text:span text:style-name="T5">ł</text:span><text:span text:style-name="T11">a Janczarom, t</text:span>ak więc znowu przemierzał Medżi Gerej Mołdawię dla chwały Kalifa i Sułtana. Przed nim posuwał się długi wąż innych oddziałów tatarskich, które z Krymu alboli też nawet ze stepów Nogajskich dołączyły. Dowodził zaś tym razem młody Adży Girej.</text:p>
      <text:p text:style-name="P8"><text:soft-page-break/>Już śnieg pokrył ziemie Lachów, gdy Medżi Gerej wraz tysiącami innych wojowników mijał Chocim i przeprawił się przez rzekę, w której - jak słyszał - tysiące wiernych rok temu utonęło, przed wojskami Lwa Północy nadaremno uciec próbując. Teraz on sam naprzeciw wojownika onego maszerował. Wiedział, że ani liczba wielka, ani zapał Krymców i Nogajów rady królowi Lachów nie dadzą. Lecz Adżi Girej wcale na króla rzucać się nie zamierzał, jedynie zamieszania narobić. Rozdzielił wojska na kilka czambułów, i właśnie odesłał Nogajów na wschód, na Mohylów, gdy zza zagajnika obok wioski zwanej przez Lachów Rudą wyszły dwa pułki jazdy polskiej.</text:p>
      <text:p text:style-name="P8">Chorągiew pana Starczyńskiego szła przez opuszczoną wieś Rudą w kierunku Chocimia na czele kolumny pu<text:span text:style-name="T5">ł</text:span><text:span text:style-name="T11">kowej </text:span>pana Modrzewskiego. Jabłonowski już w nocy wysłał trzy pułki, Bogusza, <text:span text:style-name="T5">Łą</text:span><text:span text:style-name="T11">ckiego i Modrzewskiego w</text:span><text:span text:style-name="T5">ł</text:span><text:span text:style-name="T11">a</text:span><text:span text:style-name="T5">ś</text:span><text:span text:style-name="T11">nie,</text:span> stale południową flankę działań pod Kamieńcem patrolujące, na pomoc Sieniawskiemu w Żwańcu, ten bowiem nadejście siły większej osmańskiej na podstawie różnych raportów przewidywał. Jeźdźcy Starczyńskiego właśnie powoli objeżdżali sporawy zagajnik gdy nagle idące przed nimi chorągwie pancerne pułku pana Bogusza rozwinęły się i ruszyły galopem. Wyminąwszy wreszcie zagajnik, żołnierze Modrzewskiego ujrzeli, jak ich koledzy ścierają się z Tatarami. Pan Modrzewski poprowadził swój oddział na lewo od walczących żołnierzy Bogusza, aby odciąć Tatarom odwrót. Jednocześnie doświadczone chorągwie rozwijały się z kolumny marszowej w głęboko urzutowaną linię bojową. Konie rozgrzane porannym szybkim marszem od razu przechodziły do galopu. Starczyński ujrzał, jak jeszcze bardziej na lewo, z drugiej strony zagajnika, kolejny pułk pod panem Łasko obchodzi Tatarów jeszcze większym łukiem.</text:p>
      <text:p text:style-name="P8">Trzeciego grudnia rano śnieg przestał prószyć i Ostrowski wyraźnie widział w dali Tatarów przechodzących mimo fortyfikacji Żwańca. Spojrzawszy w drugą stronę ujrzeli masy piechoty tureckiej, od południa do Chocimia zdążającej. Masy! Był to bowiem korpus Kapłana Paszy z Cecory, wzmocniony jeszcze posiłkami przybyłymi przez Morze Czarne. Cały dzień trwał przemarsz korpusu, cały dzień liczyli tureckie siły kawalerzyści pana Ostrowskiego, wreszcie wieczorem pchnięto gońca do pana Sieniawskiego w Żwańcu. Goniec ten przebył Dniestr w zapadającym zmroku wpław, bo most był dobrze pilnowany przez tureckich Sipahów.</text:p>
      <text:p text:style-name="Text_20_body"><text:span text:style-name="T4">P</text:span><text:span text:style-name="Absatz-Standardschriftart"><text:span text:style-name="T4">eter znowu rydlem macha</text:span></text:span><text:span text:style-name="Absatz-Standardschriftart"><text:span text:style-name="T7">ł</text:span></text:span><text:span text:style-name="Absatz-Standardschriftart"><text:span text:style-name="T13">, a</text:span></text:span><text:span text:style-name="Absatz-Standardschriftart"><text:span text:style-name="T7">ż</text:span></text:span><text:span text:style-name="Absatz-Standardschriftart"><text:span text:style-name="T13"> mu pot zalewa</text:span></text:span><text:span text:style-name="Absatz-Standardschriftart"><text:span text:style-name="T7">ł</text:span></text:span><text:span text:style-name="Absatz-Standardschriftart"><text:span text:style-name="T13"> oczy. I to pomimo mro</text:span></text:span><text:span text:style-name="Absatz-Standardschriftart"><text:span text:style-name="T7">ź</text:span></text:span><text:span text:style-name="Absatz-Standardschriftart"><text:span text:style-name="T13">nego powietrza i </text:span></text:span><text:span text:style-name="Absatz-Standardschriftart"><text:span text:style-name="T7">ś</text:span></text:span><text:span text:style-name="Absatz-Standardschriftart"><text:span text:style-name="T13">niegu, zalegaj</text:span></text:span><text:span text:style-name="Absatz-Standardschriftart"><text:span text:style-name="T7">ą</text:span></text:span><text:span text:style-name="Absatz-Standardschriftart"><text:span text:style-name="T13">cego w ca</text:span></text:span><text:span text:style-name="Absatz-Standardschriftart"><text:span text:style-name="T7">ł</text:span></text:span><text:span text:style-name="Absatz-Standardschriftart"><text:span text:style-name="T13">ej dolinie Dniestru. Dobry mia</text:span></text:span><text:span text:style-name="Absatz-Standardschriftart"><text:span text:style-name="T7">ł</text:span></text:span><text:span text:style-name="Absatz-Standardschriftart"><text:span text:style-name="T13"> widok Peter na t</text:span></text:span><text:span text:style-name="Absatz-Standardschriftart"><text:span text:style-name="T7">ę</text:span></text:span><text:span text:style-name="Absatz-Standardschriftart"><text:span text:style-name="T13"> dolin</text:span></text:span><text:span text:style-name="Absatz-Standardschriftart"><text:span text:style-name="T7">ę, ze wzniesienia na którym pracował wznosząc fortyfikacje, bowiem wzgórza między Otaczem a Żwańcem dominowały nad terenem zapewniając widok od Isakowa aż za Rudą. Po drugiej stronie Dniestru widać było niewielką fortalicję trzymaną przez brygadę jenerała Rappa, razem półtora tysiąca polskich piechurów, a przede wszystkim Chocim zajęty przez Turków. Tu pod Żwańcem wszystkie regimenty piesze, dragońskie, a także kawalerzyści którym padły konie, sypali szańce umacniając stare polskie fortyfikacje i rozszerzając je, a to dla pomieszczenia wielkiej ilości wojsk, które król jegomość ostawił tu pod Sieniawskim. Wszyscy, od towarzyszy najgórniejszych chorągwi aż po Petera z rydlem zdawali sobie sprawę z konieczności powstrzymania kontrofensywy Osmanów, którzy w innym wypadku zaraz polskie oblężenie Kamieńca by zdjęli. Sieniawski, świeżo wyniesiony na godność marszałka nadwornego koronnego, którą uprzednio Sobieski wszak piastował, pewien był, że zadanie to wykona, jeśli tylko dość czasu na przygotowanie pozycji miał będzie. Mógł liczyć na wsparcie licznej kawalerii Jabłonowskiego, w razie potrzeby mógł wezwać nawet dalsze posiłki jazdy spod Kamieńca, jedynie artylerii nie posiadał. Cała polska artyleria pod Kamieńcem potrzebna była przecie, zatem przewagi tureckiej na tym polu pan Sieniawski obawiał się.</text:span></text:span></text:p>
      <text:p text:style-name="P8">Medżi Gerej nigdy nie pchał się do bijatyki, więc i teraz z kilkoma krewniakami raczej z tyłu się trzymał. Widział jak Tatarzy zderzyli się z Lachami i podejrzewał że starcie to niepomyślny obrót <text:soft-page-break/>przyniesie, bo Lachów pancernych pokonać tylko z zaskoczenia można było. Tak i teraz ciężkie konie i ciężcy jeźdźcy Tatarów wnet w tył spychać poczęli. A oto Medżi ujrzał z prawej strony nowe lackie oddziały do walki spieszące. Nawet piękny był to widok, musiał przyznać Medżi. W pełnym słońcu błyskały wzniesione szable, połyskiwały misiurki polskich jeźdźców, czerwieniły się proporczyki chorążych i peleryny oficerów. W mroźnym powietrzu konie buchały parą a spod ich kopyt pryskał świeży śnieg, który cienką a do tej pory nienaruszoną warstwą pole pokrywał. Medżi wyrwał się z zadumy, krzyknął: "Z prawej! Lachy nas otaczają!" i ruszył z kopyta na wschód, dokąd jak wiedział udali się Nogaje.</text:p>
      <text:p text:style-name="P8">Starczyński nigdy nie mógł się nadziwić sprawności, z jaką Tatarzy wykonują odwrót. Dopiero co w walce z żołnierzami Bogusza związani, oto teraz na wschód umykali, a na ich czele cwałował raczej rosły Tatar na dużym, wcale nietatarskim koniu. Nawet ten olbrzym zawrócił tak szybko, jakby go wicher zachodni zdmuchnął. "Rabować a zmykać, jedno to co umieją ci grasanci", pomyślał pan Starczyński. Pancernym nielicznych zapóźnionych udało się dorwać, Jabłonowski zaś od Rudej nadjechawszy zakazał ścigania Tatarów. Jednak niedoświadczeni żołnierze Łąckiego do pościgu ruszyli, za nimi niemało tych od Bogusza. Koń dowódcy poniósł za pościgiem, po nim inne, i wkrótce już trzy pułki pancernych całe za Tatarami na wschód gnały. Fortyfikacje Żwańca nikły w tumanie śniegu za ich plecami...</text:p>
      <text:p text:style-name="P8">Pana Sieniawskiego <text:span text:style-name="T5">zdumienie</text:span><text:span text:style-name="T11"> ogarn</text:span><text:span text:style-name="T5">ęło</text:span><text:span text:style-name="T11"> na widok oddalaj</text:span><text:span text:style-name="T5">ą</text:span><text:span text:style-name="T11">cych si</text:span><text:span text:style-name="T5">ę</text:span><text:span text:style-name="T11"> w po</text:span><text:span text:style-name="T5">ś</text:span><text:span text:style-name="T11">cigu za Tatarami kawalerzyst</text:span><text:span text:style-name="T5">ó</text:span><text:span text:style-name="T11">w. Nie taki by</text:span><text:span text:style-name="T5">ł</text:span><text:span text:style-name="T11"> plan! Czy tego Jab</text:span><text:span text:style-name="T5">ł</text:span><text:span text:style-name="T11">onowskiego szale</text:span><text:span text:style-name="T5">ń</text:span><text:span text:style-name="T11">stwo bitewne ponios</text:span><text:span text:style-name="T5">ł</text:span><text:span text:style-name="T11">o, czy sam szuka chwa</text:span><text:span text:style-name="T5">ł</text:span><text:span text:style-name="T11">y? Niepodobne to do niego, zwykle przecie</text:span><text:span text:style-name="T5">ż</text:span><text:span text:style-name="T11"> sw</text:span><text:span text:style-name="T5">ą</text:span><text:span text:style-name="T11"> </text:span><text:span text:style-name="T5">żą</text:span><text:span text:style-name="T11">dz</text:span><text:span text:style-name="T5">ę</text:span><text:span text:style-name="T11"> krwi wcale niesarmack</text:span><text:span text:style-name="T5">ą ostrożnością poskramiał. To teraz cała chwała na mnie, gdym tu sam ostał, spadnie.</text:span></text:p>
      <text:p text:style-name="P12">I rzeczywiście, ruch w obozie tureckim pod Chocimiem, obserwowany przez cały poranek, wzmógł się teraz, i nim wczesny zimowy wieczór nastał, cała armia Kapłana Paszy ustawiła naprzeciw fortyfikacji polskich. I zaczęło się. Turcy zaatakowali jednocześnie w trzech miejscach. Na lewym Sieniawskiego skrzydle wyborowy przyboczny korpus wielkiego wezyra oraz kozacy, w centrum gwardia janczarska Kapłana Paszy i paszy Diaberkiru, na prawym jazda – sipahowie, oddziały mołdawskie oraz oddziały beja Sofii Achmeda Seidoglu, które miały wedrzeć się gwałtowną szarżą wzdłuż wąskiej doliny łagodnie opadającej ku Dniestrowi, gdzie biegła droga z Chocimia do Otacza. </text:p>
      <text:p text:style-name="P8"><text:span text:style-name="T5">Jednak piechota i spieszona jazda polska, mimo niedokończonych fortyfikacji, pozycje sprawnie zajęła. Z tyłu stały nieliczne chorągwie jazdy, które Sieniawskiemu zostały. Rozkazy wykonywano sprawnie, ka</text:span><text:span text:style-name="T5">ż</text:span><text:span text:style-name="T5">dy </text:span><text:span text:style-name="T5">ż</text:span><text:span text:style-name="T5">o</text:span><text:span text:style-name="T5">ł</text:span><text:span text:style-name="T5">nierz wiedzia</text:span><text:span text:style-name="T5">ł</text:span><text:span text:style-name="T5">, i</text:span><text:span text:style-name="T5">ż</text:span><text:span text:style-name="T5"> do nocy za wszelk</text:span><text:span text:style-name="T5">ą</text:span><text:span text:style-name="T5"> cen</text:span><text:span text:style-name="T5">ę</text:span><text:span text:style-name="T5"> wytrzyma</text:span><text:span text:style-name="T5">ć</text:span><text:span text:style-name="T5"> trzeba. Petera feldfebel zakaza</text:span><text:span text:style-name="T5">ł</text:span><text:span text:style-name="T5"> otwiera</text:span><text:span text:style-name="T5">ć</text:span><text:span text:style-name="T5"> ognia bez rozkazu. Peter trzyma</text:span><text:span text:style-name="T5">ł</text:span><text:span text:style-name="T5"> muszkiet w spoconych mimo zimna r</text:span><text:span text:style-name="T5">ę</text:span><text:span text:style-name="T5">kach, od nacieraj</text:span><text:span text:style-name="T5">ą</text:span><text:span text:style-name="T5">cych je</text:span><text:span text:style-name="T5">ź</text:span><text:span text:style-name="T5">d</text:span><text:span text:style-name="T5">ź</text:span><text:span text:style-name="T5">c</text:span><text:span text:style-name="T5">ó</text:span><text:span text:style-name="T5">w jedynie nasypem oddzielony. Pikinierzy uformowali si</text:span><text:span text:style-name="T5">ę</text:span><text:span text:style-name="T5"> dalej w g</text:span><text:span text:style-name="T5">łę</text:span><text:span text:style-name="T5">bi, grupka zmarzni</text:span><text:span text:style-name="T5">ę</text:span><text:span text:style-name="T5">tych postaci niegro</text:span><text:span text:style-name="T5">ź</text:span><text:span text:style-name="T5">nie wygl</text:span><text:span text:style-name="T5">ą</text:span><text:span text:style-name="T5">daj</text:span><text:span text:style-name="T5">ą</text:span><text:span text:style-name="T5">ca naprzeciw nawa</text:span><text:span text:style-name="T5">ł</text:span><text:span text:style-name="T5">y koni nacieraj</text:span><text:span text:style-name="T5">ą</text:span><text:span text:style-name="T5">cej znad rzeki. Oto nawa</text:span><text:span text:style-name="T5">ł</text:span><text:span text:style-name="T5">a ta jednak w strumyki oddzielne si</text:span><text:span text:style-name="T5">ę</text:span><text:span text:style-name="T5"> podzieli</text:span><text:span text:style-name="T5">ł</text:span><text:span text:style-name="T5">a, wedle dolin ku Dniestrowi opadaj</text:span><text:span text:style-name="T5">ą</text:span><text:span text:style-name="T5">cych. Jeden z tych strumyk</text:span><text:span text:style-name="T5">ó</text:span><text:span text:style-name="T5">w prosto na Petera lecia</text:span><text:span text:style-name="T5">ł</text:span><text:span text:style-name="T5">. Ju</text:span><text:span text:style-name="T5">ż</text:span><text:span text:style-name="T5"> widzia</text:span><text:span text:style-name="T5">ł</text:span><text:span text:style-name="T5"> Peter oddzielnych je</text:span><text:span text:style-name="T5">ź</text:span><text:span text:style-name="T5">d</text:span><text:span text:style-name="T5">ź</text:span><text:span text:style-name="T5">c</text:span><text:span text:style-name="T5">ó</text:span><text:span text:style-name="T5">w, ju</text:span><text:span text:style-name="T5">ż</text:span><text:span text:style-name="T5"> ich ubi</text:span><text:span text:style-name="T5">ór oglądał, szare i zielonkawe kubraki, czapy prostokątne, krzywe szable nad głowami wzniesione, nieliczni zaś krótkie kopie dzierżyli. Nad nimi niebo pociemniało od strzał przez drugi szereg jeźdźców wystrzelonych. Już od lewej strony Petera dobiegł grzmot salwy muszkietowej, który zaraz w nieregularną palbę się przerodził, lecz rozkaz feldfebela nie padał. Już podniosło się z lewej „Ałła akbar!” i wrzaski straszliwe, walkę wręcz znamionujące, lecz piechurom nadal strzelać nie kazano. Już pierwsze szaro-zielone szeregi jeźdźców Petera minęły i do pikinierów docierały, gdy wreszcie padło upragnione „Feuer!” Szarpnął Peter spust muszkietu, muszkiet do góry podskoczył, ale jeździec do którego Peter celował spadł – może przez kogoś innego trafiony? Peter bez rozkazu zsunął </text:span><text:soft-page-break/><text:span text:style-name="T5">się za okop, wstał i muszkiet nabijać począł, w tym czasie piechur z drugiego szeregu na okop wspiął </text:span><text:span text:style-name="T5">się, przykucnął, i na ponowne „Feuer!” feldfebla wypalił, a następnie krzyknął „ubit, taki syn!”. Zaraz jednak padł, strzałą przeszyty. Feldfebel krzyknął: „do szabel!”, Peter rzucił więc muszkiet, patrząc jeno, by ten lufą do góry o okop się oparł, i wyciągnąwszy szablę, którą do tej pory bez potrzeby szmat drogi wlókł, na okop wbiegł. Zanim na szczyt dotarł, zdjął z głowy futrzany kołpaczek, i głowę gołą wystawił. Tam zaś ujrzał kłębowisko trupów końskich i ludzkich, przez które z trudem nowa fala jeźdźców w szarych kubrakach się przedzierała. Z prawej stała skupiona znacznie mniejsza grupka pikinierów. Jednak mimo lecących na nich strzał stali pikinierzy niewzruszenie. Tedy liczni jeźdźcy z koni zsiadać poczęli i jęli piąć się na nasyp, na którym Peter z szablą przykucnął. Obok niego przycupnął feldfebel ze swym szpontonem, i spod swego sumiastego wąsa zamruczał:</text:span></text:p>
      <text:list xml:id="list5118851696668944599" text:style-name="L1">
        <text:list-header>
          <text:p text:style-name="P17">- To teraz wóz albo przewóz...</text:p>
        </text:list-header>
      </text:list>
      <text:p text:style-name="P13">Dziwił się prawie pan marszałek Sieniawski, że tak dobrze obrona się udaje. Oto Kozacy wierni sułtanowi, wręcz nastawać nie chcieli, jeno strzelbę wielką, ale nieskuteczną czynili i na wynik ataku janczarów czekali. Janczarzy zaś tureccy, z doborowych jednostek, mimo wielkiej przewagi liczebnej, wielki krzyk na początek ataku podnieśli, ale potem ledwie raz z muszkietów swych krótkich wypalili, a potem z szablami wielce niechętnie na umocnienia polskie rzucili się. Wielu z nich zaś do ataku wcale nie poszło, jeno tak gdzie stali, tam i na wieczność ostali – tak wiatr z północy tego grudniowego wieczora Rzeczypospolitej bronił. A przypomniał sobie niejeden syn południowych stepów opowieści sprzed roku, gdy korpus cały osmański pod Chocimiem ofiarą mrozu oraz Lwa Północy stał się – i atak na fortalicję Otacza naprędce wzniesioną impet swój zupełnie stracił. Widział to pan Sieniawski, że teraz tylko od kiepsko umocnionych, lecz naturą mocno bronionych jarów naddniestrzańskich na prawym skrzydle niebezpieczeństwo nadchodzi. Tam walczył dzielny, lecz niedoświadczony regiment pieszy Łęckiego, tam teraz rozpoczęła się szarża doborowej jazdy ciężkiej osmańskiej, „Deli” - szaleńcy zwanej, osobistej rezerwy beja Sofii. „Obaczym, czyj odwód lepszy”, pomyślał pan Sieniawski, swą nową drewnianą buławą skinął, i oto trzy świeże chorągwie husarskie księcia Ostrogskiego, przez młodego ale już w bojach doświadczonego porucznika Andrzeja Trzecieskiego<text:note text:id="ftn8" text:note-class="endnote"><text:note-citation>8</text:note-citation><text:note-body><text:p text:style-name="Endnote">Posta<text:span text:style-name="T5">ć</text:span><text:span text:style-name="T11"> historyczna. Wsp</text:span><text:span text:style-name="T5">ół</text:span><text:span text:style-name="T11">czesna wersja nazwiska: Trzeciecki</text:span></text:p></text:note-body></text:note> dowodzone ruszyły w stronę południowych wałów. Przez specjalnie dobrane przerwy w nich pozostawione dostały się na czoło, w bok, i na tył atakującej formacji tureckiej, i wyciągnąwszy koncerze<text:note text:id="ftn9" text:note-class="endnote"><text:note-citation>9</text:note-citation><text:note-body><text:p text:style-name="Endnote">Koncerze – dwumetrowe miecze husarii, u<text:span text:style-name="T5">ż</text:span><text:span text:style-name="T11">ywane jako kr</text:span><text:span text:style-name="T5">ó</text:span><text:span text:style-name="T11">tkie kopie. Prawdziwych kopii husaria w walkach z Turkami nie u</text:span><text:span text:style-name="T5">ż</text:span><text:span text:style-name="T11">ywa</text:span><text:span text:style-name="T5">ł</text:span><text:span text:style-name="T11">a, bowiem turecka piechota nie dysponowa</text:span><text:span text:style-name="T5">ł</text:span><text:span text:style-name="T11">a formacjami pikinier</text:span><text:span text:style-name="T5">ó</text:span><text:span text:style-name="T11">w. Wojsko osma</text:span><text:span text:style-name="T5">ń</text:span><text:span text:style-name="T11">skie polega</text:span><text:span text:style-name="T5">ł</text:span><text:span text:style-name="T11">o bowiem na swej bardzo licznej kawalerii (</text:span><text:span text:style-name="T5">ś</text:span><text:span text:style-name="T11">rednich sipahach i ci</text:span><text:span text:style-name="T5">ęż</text:span><text:span text:style-name="T11">kich, acz nielicznych deli), aby znosi</text:span><text:span text:style-name="T5">ć</text:span><text:span text:style-name="T11"> kawaleri</text:span><text:span text:style-name="T5">ę</text:span><text:span text:style-name="T11"> wroga. To oczywi</text:span><text:span text:style-name="T5">ś</text:span><text:span text:style-name="T11">cie wystarcza</text:span><text:span text:style-name="T5">ł</text:span><text:span text:style-name="T11">o w wojnach z przeciwnikiem zachodnim, jak Austria.</text:span></text:p></text:note-body></text:note> do szarży ruszyły.</text:p>
      <text:p text:style-name="Text_20_body">Tak się zatem <text:span text:style-name="T6">stało,</text:span> iż krwawiące na liniach obrony regimenty piechoty Sieniawskiego zdołały obronić swoje pozycje. Janczarzy poczęli się cofać ku swoim pozycjom wyjściowym nad sam<text:span text:style-name="T5">ą</text:span><text:span text:style-name="T11"> rzek</text:span><text:span text:style-name="T5">ą</text:span><text:span text:style-name="T11">, za</text:span><text:span text:style-name="T5">ś</text:span><text:span text:style-name="T11"> Kapłan Pasza po naradzie z swoimi dowódcami kaza</text:span><text:span text:style-name="T5">ł</text:span><text:span text:style-name="T11"> zaprzestać walki i wycofać swoje zmęczone oddziały do obozu, dla ogrzania się i odpoczynku. Dla wielu tysi</text:span><text:span text:style-name="T5">ę</text:span><text:span text:style-name="T11">cy jego wojak</text:span><text:span text:style-name="T5">ó</text:span><text:span text:style-name="T11">w ten rozkaz przyszed</text:span><text:span text:style-name="T5">ł</text:span><text:span text:style-name="T11"> za p</text:span><text:span text:style-name="T5">óźno. Mróz i zapadająca ciemność zdawały się jednak nie przeszkadzać synom północy, polska jazda wyzyskała swobodę działania i zaczęła wyłapywać licznych maruderów i szarpać czaty osmańskie ustawione na przedpolu obozu. Nie przeszkadza</text:span><text:span text:style-name="T5">li polskim jeźdźcom Tatarzy, których do osłony swego odwrotu wysłał Kapłan Pasza. Tatarzy mianowicie ledwo przez Dniestr się przeprawili, już poszli w rozsypkę, ledwie na widok chorągwi pana Potockiego, czy też powracających pana Jabłonowskiego.</text:span></text:p>
      <text:p text:style-name="P15">Przed namiotem wodza wyprawy stało na warcie dwóch dobrze uzbrojonych i porz<text:span text:style-name="T5">ą</text:span>dnie odzianych sipah<text:span text:style-name="T5">ó</text:span>w. Mimo <text:span text:style-name="T5">ż</text:span>e stali nieruchomo, nie trz<text:span text:style-name="T5">ęś</text:span>li si<text:span text:style-name="T5">ę</text:span> z zimna jak reszta obozu tureckiego. Trz<text:span text:style-name="T5">ęś</text:span>li si<text:span text:style-name="T5">ę</text:span> ze strachu, s<text:span text:style-name="T5">ł</text:span>uchaj<text:span text:style-name="T5">ąc wściekłej mowy Kapłana Paszy do murzy Akila, wysłannika Selim Gereja, naczelnego chana wszystkich tatarskich ord. Oto dowódca korpusu tureckiego śmiał krytykować chana za opieszałość, a jego wojownikom wręcz tchórzostwo wytykać.</text:span></text:p>
      <text:list xml:id="list718405863184457546" text:style-name="L2">
        <text:list-header>
          <text:p text:style-name="P18"><text:soft-page-break/>- Połowa waszych ord rano uciekła, także <text:s/>niewiernych okrążyć nie mogliśmy. Druga połowa teraz wieczorem mi się rozbiegła, gdym ich do osłony moich baranków bojem zmęczonych potrzebował. Nic nie są warci, nawet szpiegować mi o posunięciach nieprzyjaciela nie umieją.</text:p>
        </text:list-header>
      </text:list>
      <text:p text:style-name="P4"/>
      <text:p text:style-name="P11">Murza Akil nic nie mówił, jeno głową o ziemię bił. Wszystko jednak panu swemu, Selimowi Gerejowi, chanowi i potomkowi chanów od pokoleń, przekazał. Wściekłości Kapłana Paszy na tatarów nie zmniejszyła wiadomość dostarczona przez nielicznych powracających Tatarów, że niewierni okopy swe nad Dniestrem opuszczają i na północ posuwają się, dokąd, nie wiadomo.</text:p>
      <text:p text:style-name="P4">- Nie mam nawet kim ich teraz ścigać, do rana rzecz ta poczekać musi, przez tchórzostwo tatarskie!</text:p>
      <text:p text:style-name="P11"><text:s/>W tym dniu powstała nienawiść wielka pomiędzy chanem a tureckim dowódcą. </text:p>
      <text:p text:style-name="P11">Pan Sieniawski rzeczywiście od zakończenia ataków tureckich rozważał wycofanie się na północ. Przecie jutro rano na mnie większa siła jeszcze ruszy, i jeszcze artyleryi użyją, myślał. Z drugiej strony, król i hetman tu tkwić marszałkowi kazał. Jednak dalsza obrona tego stanowiska, niezbyt dobrze przygotowanego, a już przez wroga rozpoznanego zbyt ryzykowną marszałkowi się jawiła. Wśród tych rozważań oznajmiono mu przybycie posłańca od chorągwi wołoskiej, warującej na czatach na tureckim brzegu Dniestru. Wszedł młody człowiek, bez butów i czapki, z szablą na sznurku, mokry i zmarznięty, ledwo suchym kocem go dragoni Sieniawskiego a gorzałką wspomogli.</text:p>
      <text:p text:style-name="P4">- A co tam na bisurmańskim brzegu o wojskach wroga wiecie?</text:p>
      <text:p text:style-name="P4">- Wasza dostojność, przez dzień cały naliczylim janczarów i inszej piechoty tysięcy o<text:span text:style-name="T5">ś</text:span>mna<text:span text:style-name="T5">ś</text:span>cie, sipahów siedem. Lżejszych wojsk jako to mołdawskich pięć. Do tego wielkie ilości Tatarów.</text:p>
      <text:p text:style-name="P4">- Z Tatary i sipahi jużeśmy się poznali, janczarów jednak tylu nie widzieliśmy, gdzie się oni dziś podziewali?</text:p>
      <text:p text:style-name="P4">- Wasza dostojność, wraży wódz więcej niż połowę piechoty dziś w rezerwie trzymał i potem w porządku do obozu wycofał...</text:p>
      <text:p text:style-name="P4">- Widno Jabłonowskiego się obawiał. Jutro zaś ich do ataku rzuci. Przecie i armaty wreszcie przeprawi...</text:p>
      <text:p text:style-name="P4">- Armat on nie ma, bo pośpiesznie wyprawę przygotował, a te co ze sobą wziął, to mu je rozwaliliśmy..! Wasza dostojność wybaczy, że w słowo wpadam..</text:p>
      <text:p text:style-name="P4">Tu ugiął się żołnierz w pokłonie.</text:p>
      <text:p text:style-name="P4">- A toś mi zuch! Prawdziwie kawalerska w waszmościach fantazja! Wasze kim jesteś, jakim znakiem się pieczętujesz?</text:p>
      <text:p text:style-name="P4">- Nie jestem szlachcicem polskim, lecz Wołochem służącym Rzeczypospolitej. Mircea Wiszinoiu na mnie wołają, a z Ploiesti pochodzę.</text:p>
      <text:p text:style-name="P11">Zatem podjął decyzję o wycofaniu na północ pan Sieniawski. Liczył na to, że Turcy owego wycofania nie zauważą, aby też ich zatrudnić, nakazał wzmocnić aktywność kawalerii na przedpolu. Wysłał też posłańca do Sobieskiego, aby o rozkazy nowe prosić i posiłki wybłagać. Już następnego ranka przybyli do nowej pozycji Sieniawskiego, pod Łastowce, dragoni spod Kamieńca. Oprócz nich nadszedł nad pola walk mróz.</text:p>
      <text:p text:style-name="P11">Skończyła się ostatnia warta nocna. Szymon Becza<text:span text:style-name="T5">ł</text:span>a wstał i poderwał swego konia, obok którego spał, następnie zaczął go czyścić. Szykował się na kolejny nudny dzień oblężenia, tym razem jednak pomiędzy dragonami przebiegli podoficerowie i zakomenderowali, że wraz cała rota na koń siadać i przy bramie chocimskiej obozu zbierać się ma.</text:p>
      <text:p text:style-name="P11"><text:soft-page-break/>Zaraz tedy cała brygada dragońska Dönnemarka, okutana w koce, w zimny grudniowy poranek na po<text:span text:style-name="T5">ł</text:span>udnie <text:span text:style-name="T5">ż</text:span>wawo maszerowa<text:span text:style-name="T5">ł</text:span>a. </text:p>
      <text:p text:style-name="Dialog">- Zatem nie na szturm fortecy nas szykuj<text:span text:style-name="T5">ą</text:span>, jeno na bitw<text:span text:style-name="T5">ę</text:span> waln<text:span text:style-name="T5">ą</text:span> – skomentowa<text:span text:style-name="T5">ł</text:span> Jan Pliszka, nie pierwsz<text:span text:style-name="T5">ą</text:span><text:span text:style-name="T11"> jako dragon kampani</text:span><text:span text:style-name="T5">ę</text:span><text:span text:style-name="T11"> odprawuj</text:span><text:span text:style-name="T5">ą</text:span><text:span text:style-name="T11">cy.</text:span></text:p>
      <text:p text:style-name="P11">Sprawnie kolumn<text:span text:style-name="T5">ą</text:span> przeprawili si<text:span text:style-name="T5">ę</text:span> przez strumie<text:span text:style-name="T5">ń</text:span> <text:span text:style-name="T5">Ż</text:span>wa<text:span text:style-name="T5">ń</text:span>czyk. Mil kilka ujechali, w<text:span text:style-name="T5">ś</text:span>r<text:span text:style-name="T5">ó</text:span>d wzg<text:span text:style-name="T5">ó</text:span>rz z rzadka zagajnikami poro<text:span text:style-name="T5">ś</text:span>ni<text:span text:style-name="T5">ę</text:span>tymi. Nagle trąbka zabrzmiała, zabrzmiał głos oficera: „Rotte! Links rum! Do szabel!” i pierwsze szeregi przyspieszyły do kłusa. Podniósłszy wzrok, Szymon ujrzał drobne sylwetki na drobnych konikach, ku którym teraz jechali.</text:p>
      <text:p text:style-name="P4">- Tatarów spychamy – rzekł weteran Pliszka, biorąc swój pałasz.</text:p>
      <text:p text:style-name="P4">- Mieliśmy walczyć tylko pieszo – odparł Szymon chwytając niepewnie za swój.</text:p>
      <text:p text:style-name="P11">Tatarzy nie dali dragonom mo<text:span text:style-name="T5">ż</text:span>liwo<text:span text:style-name="T5">ś</text:span>ci po<text:span text:style-name="T5">ć</text:span>wiczenia fechtunku. Przecie wynik pojedynk<text:span text:style-name="T5">ó</text:span>w szermierczych pewny wcale nie by<text:span text:style-name="T5">ł</text:span>, bo cho<text:span text:style-name="T5">ć</text:span> Tatar od dragona zwykle bardziej w fechtunku do<text:span text:style-name="T5">ś</text:span>wiadczony, to jednak licho uzbrojony i na mniejszym koniu siedz<text:span text:style-name="T5">ą</text:span>cy. Jednak celem Tatar<text:span text:style-name="T5">ó</text:span>w by<text:span text:style-name="T5">ł</text:span> zwiad w kierunku na Kamieniec, a nie walka. Widz<text:span text:style-name="T5">ą</text:span>c je<text:span text:style-name="T5">ź</text:span>d<text:span text:style-name="T5">ź</text:span>c<text:span text:style-name="T5">ó</text:span>w, zdecydowanie w ich stron<text:span text:style-name="T5">ę</text:span> law<text:span text:style-name="T5">ą</text:span> zawracaj<text:span text:style-name="T5">ą</text:span>cych, pierzchn<text:span text:style-name="T5">ęli. Tumanem kurzawy śnieżnej, swym galopem podniesionym, od dragonów się odgrodziwszy, aż po obóz Kapłana Paszy pierzchali. Tam zaś relację jedynie o obecności jakichś wojsk polskich na drodze między Kamieńcem a Łastowcami wodzowi tureckiemu zdali. Niewiele z tą informacją począć mógł Kapłan Pasza, zatem dalej z decyzjami zwlekał, na wojska nowe przez Dniestr się przeprawiające czekał, plany na rozmaite wypadki snuł, a na Tatarów wyrzekał.</text:span></text:p>
      <text:p text:style-name="P11">Brygada dragonów Dönnemarcka zaś minęła spokojnie wyludnioną wieś Łastowce i doszła na swoje miejsce na prawym skrzydle wojsk polskich. Układanka Sobieskiego zaczynała nabierać kształtu.</text:p>
      <text:p text:style-name="P11">Hetman wielki bowiem, w odpowiedzi na Sieniawskiego pisanie, raz na zawsze tureckiej odsieczy pozbyć się postanowił, aby wszelką nadzieję obrońcom Kamieńca odebrać albo chociaż spokojnie szturm ostateczny przygotować. Wiele czasu na to wojowanie mu nie pozostało, bo jego francuscy przyjaciele przed końcem roku wojnę zakończyć zalecili. Bez francuskich pieniędzy wojny prowadzić się nie da, myślał Sobieski, wojska do bitwy walnej zbierając.</text:p>
      <text:p text:style-name="P11">Ju<text:span text:style-name="T5">ż</text:span> dogasa<text:span text:style-name="T5">ł</text:span> op<text:span text:style-name="T5">ó</text:span>r zaciekle do tej pory broni<text:span text:style-name="T5">ą</text:span>cych si<text:span text:style-name="T5">ę</text:span> ordy<text:span text:style-name="T5">ń</text:span>c<text:span text:style-name="T5">ó</text:span>w. Starczy<text:span text:style-name="T5">ń</text:span>skiego chor<text:span text:style-name="T5">ą</text:span>giew wraz z innymi z pu<text:span text:style-name="T5">ł</text:span>ku Modrzewskiego dorwa<text:span text:style-name="T5">ł</text:span>a wreszcie tak r<text:span text:style-name="T5">ą</text:span>czo umykaj<text:span text:style-name="T5">ą</text:span>cych Tatar<text:span text:style-name="T5">ó</text:span>w. Sta<text:span text:style-name="T5">ł</text:span>o si<text:span text:style-name="T5">ę</text:span> to pod Uj<text:span text:style-name="T5">ś</text:span>ciem, gdzie Smotrycz do Dniestru uchodzi, przeprawa za<text:span text:style-name="T5">ś</text:span> Tatarom przez rzeki po jesiennych jeszcze deszczach wezbrane z trudem przychodzi<text:span text:style-name="T5">ł</text:span>a. Jeszcze bia<text:span text:style-name="T5">ł</text:span>ogrodzcy Tatarzy, bardziej wypocz<text:span text:style-name="T5">ę</text:span>te konie maj<text:span text:style-name="T5">ą</text:span>cy, na wschodnim brzegu Smotryczy w<text:span text:style-name="T5">ś</text:span>r<text:span text:style-name="T5">ó</text:span>d tuman<text:span text:style-name="T5">ó</text:span>w <text:span text:style-name="T5">ś</text:span>niegu znikli. Pancerni je<text:span text:style-name="T5">ź</text:span>d<text:span text:style-name="T5">ź</text:span>cy bezlito<text:span text:style-name="T5">ś</text:span>nie siekli za<text:span text:style-name="T5">ś</text:span> Krymc<text:span text:style-name="T5">ó</text:span>w, z kt<text:span text:style-name="T5">ó</text:span>rych nieliczni tylko mieli szable polskim kolczugom zaszkodzi<text:span text:style-name="T5">ć</text:span> mog<text:span text:style-name="T5">ą</text:span>ce. Wieczorem, w<text:span text:style-name="T5">ś</text:span>r<text:span text:style-name="T5">ó</text:span>d g<text:span text:style-name="T5">ór trupów, Tatarzy zsiedli z koni i położyli broń na ziemi. Pancerni przerwali swoje krwawe dzieło, pytająco na porucznika spoglądając. Nim ten zdołał zdecydować, ruch jakowyś w tylnych szeregach chorągwi pochwycił. Przed porucznikiem stanął wraz z pocztem husarzy mąż rosły, w bogatą husarską zbroję odziany, lecz wąs zachodnią modą noszący. </text:span><text:span text:style-name="T9">Opis Jabłonowskiego</text:span><text:span text:style-name="T5">. <text:s text:c="2"/></text:span></text:p>
      <text:list xml:id="list4457118111738772623" text:style-name="L3">
        <text:list-header>
          <text:p text:style-name="P21">- Panowie bracia, kr<text:span text:style-name="T5">ó</text:span><text:span text:style-name="T11">l nas wszystkich wzywa. Osma</text:span><text:span text:style-name="T5">ń</text:span><text:span text:style-name="T11">sk</text:span><text:span text:style-name="T5">ą</text:span><text:span text:style-name="T11"> odsiecz Kamie</text:span><text:span text:style-name="T5">ń</text:span><text:span text:style-name="T11">ca powstrzyma</text:span><text:span text:style-name="T5">ć</text:span><text:span text:style-name="T11"> musim lub pr</text:span><text:span text:style-name="T5">ó</text:span><text:span text:style-name="T11">buj</text:span><text:span text:style-name="T5">ą</text:span><text:span text:style-name="T11">c polec. To wojny tej kulminacja, punkt jej najwa</text:span><text:span text:style-name="T5">ż</text:span><text:span text:style-name="T11">niejszy, wi</text:span><text:span text:style-name="T5">ę</text:span><text:span text:style-name="T11">c nie zwlekajcie i zaraz za mn</text:span><text:span text:style-name="T5">ą</text:span><text:span text:style-name="T11"> jed</text:span><text:span text:style-name="T5">źcie.</text:span></text:p>
          <text:p text:style-name="P19">- A co z tymi tutaj?</text:p>
          <text:p text:style-name="P19">- Znaczniejszych w pęta i do obozu pod Kamieńcem, resztę do diabła posłać.</text:p>
        </text:list-header>
      </text:list>
      <text:p text:style-name="P16">Marsowe oblicza towarzyszy i pocztowych pancernych ani drgn<text:span text:style-name="T5">ęł</text:span>y, gdy szable spada<text:span text:style-name="T5">ć</text:span> pocz<text:span text:style-name="T5">ęł</text:span>y na niebroni<text:span text:style-name="T5">ą</text:span>cych si<text:span text:style-name="T5">ę</text:span> ju<text:span text:style-name="T5">ż</text:span> ordy<text:span text:style-name="T5">ń</text:span>c<text:span text:style-name="T5">ó</text:span>w. Murz<text:span text:style-name="T5">ó</text:span>w sp<text:span text:style-name="T5">ę</text:span>tano porz<text:span text:style-name="T5">ą</text:span>dnie za r<text:span text:style-name="T5">ę</text:span>ce i nogi do ich w<text:span text:style-name="T5">ł</text:span>asnych wierzchowc<text:span text:style-name="T5">ó</text:span>w i pod eskort<text:span text:style-name="T5">ą</text:span> najbardziej utrudzonych <text:span text:style-name="T5">ż</text:span>o<text:span text:style-name="T5">ł</text:span>nierzy do obozu odes<text:span text:style-name="T5">ł</text:span>ano. Jeszcze tylko <text:soft-page-break/>pobojowisko w poszukiwaniu <text:span text:style-name="T5">ł</text:span>up<text:span text:style-name="T5">ó</text:span>w przeszukano. Starczy<text:span text:style-name="T5">ń</text:span>ski i inni najbardziej zas<text:span text:style-name="T5">ł</text:span>u<text:span text:style-name="T5">ż</text:span>eni towarzysze koce, <text:span text:style-name="T5">ł</text:span>uki, stroje a nawet buty na luzaki za<text:span text:style-name="T5">ł</text:span>adowali. Pan porucznik nawet sw<text:span text:style-name="T5">ą</text:span> tarcz<text:span text:style-name="T5">ę</text:span> okr<text:span text:style-name="T5">ą</text:span>g<text:span text:style-name="T5">łą</text:span>, ju<text:span text:style-name="T5">ż</text:span> nie<text:span text:style-name="T5">ź</text:span>le szablami wrogimi poci<text:span text:style-name="T5">ę</text:span>t<text:span text:style-name="T5">ą</text:span>, na now<text:span text:style-name="T5">ą</text:span> jakiego<text:span text:style-name="T5">ś</text:span> krymskiego murzy wymieni<text:span text:style-name="T5">ł, i na zachód wraz z całą kolumną Modrzewskiego i drugą Bogusza ruszył. Dwa dni później przeprawili się przez Żwańczyk i w jego dolinie miejsce sobie wyznaczone zajęli.</text:span></text:p>
      <text:p text:style-name="P16"><text:span text:style-name="T5">Sobieski przybył do obozu pod Łastowcami i przyjął raport od z dumą podkręcającego swe sarmackie wąsy Sieniawskiego. Pozycja blokująca drogę tureckiej odsieczy była dobrze dobrana, a działania marszałka pod Żwańcem respektu przeciwnika nauczyły i jego działania znacznie spowolniły. Król i hetman wielki był zadowolony, ale też i zatroskany. Zakończyć chcąc kampanię, do bitwy decydującej przeciwnika skłonić zamierzał i w niej doszczętnie zniszczyć. W pierwszej kolejności obsadził stoki doliny rzeki Żwańczyk, w pewnym sensie powielając koncept, jaki zastosował w bitwie pod Podhajcami w roku 1667r., aby zmusić przeciwnika do skanalizowania ataku w wąskim i ciasnym przesmyku, przez co działająca głównie w masie armia turecka musiała stracić swój impet. </text:span><text:span text:style-name="T10">Samą dolinę miały ryglować stojące w centrum siły Mikołaja Sieniawskiego, wzmocnione nowymi chorągwiami, razem było to 4000 jazdy. Na prawym skrzydle miał stać silny pułk Andrzeja Potockiego, mający do 3000 jazdy i 2000 dragonów, który miał w razie potrzeby wykonywać kontrataki i śmiało posuwać się na Isakową. Na lewym skrzydle Sobieski postawił dwie linie - pułki jazdy Jabłonowskiego – razem ok. 5000 jazdy) na bokach, a w środku silne zgrupowanie piechoty, brygady Łęckiego i Rappa, nad jakimi postawił de Maligne'go, w sumie prawie 6000 piechoty i spieszonej dragonii. Zadaniem tej grupy było utrzymanie wzgórz między traktem na Kamieniec a doliną Żwańczyka i w razie możliwości odcięcia drogi odwrotu na Żwaniec oddziałom tureckim. Na najważniejszych odcinkach, to jest na wzgórzu i podejściach do Łastowców miano dodatkowo ustawić działa ściągnięte pośpiesznie spod Kamieńca, pod dowództwem ppłk. Henryka Henrykowskiego, w sumie 2 działa 12 funtowe, 2 działa 8 funtowe oraz 6 dział 3 funtowych. </text:span></text:p>
      <text:p text:style-name="P11"/>
      <text:p text:style-name="P11">P<text:span text:style-name="T5">óki co , niech przeciwnik o mojej obecności tutaj niech nie wie, pomyślał król i hetman wielki koronny.</text:span></text:p>
      <text:p text:style-name="P11">Słońce w dniu 9 grudnia wstało pochmurnym świtem. Z niech<text:span text:style-name="T5">ę</text:span>ci<text:span text:style-name="T5">ą</text:span> rozstawia<text:span text:style-name="T5">ł</text:span>y si<text:span text:style-name="T5">ę</text:span> wojska Kap<text:span text:style-name="T5">ł</text:span>ana Paszy do bitwy. Zmarzni<text:span text:style-name="T5">ę</text:span>tych <text:span text:style-name="T5">ż</text:span>o<text:span text:style-name="T5">ł</text:span>nierzy popycha<text:span text:style-name="T5">ł</text:span>a naprz<text:span text:style-name="T5">ó</text:span>d ju<text:span text:style-name="T5">ż</text:span> tylko dyscyplina, wr<text:span text:style-name="T5">ę</text:span>cz niewolnicze pos<text:span text:style-name="T5">ł</text:span>usze<text:span text:style-name="T5">ń</text:span>stwo wpajane od urodzenia ka<text:span text:style-name="T5">ż</text:span>demu su<text:span text:style-name="T5">ł</text:span>ta<text:span text:style-name="T5">ń</text:span>skiemu poddanemu. Wiedzieli, <text:span text:style-name="T5">ż</text:span>e po tej bitwie, nawet je<text:span text:style-name="T5">ś</text:span>li j<text:span text:style-name="T5">ą</text:span> wygraj<text:span text:style-name="T5">ą</text:span>, przedziera<text:span text:style-name="T5">ć</text:span> si<text:span text:style-name="T5">ę</text:span> im przyjdzie przez wojska oblegaj<text:span text:style-name="T5">ą</text:span>ce Komanicze, a dowodzone przez samego Sobieskiego. Potem za<text:span text:style-name="T5">ś Lachy ponownie fortecę oblegać będą, i tak bez końca walczyć im przyjdzie w tej zimnej, północnej krainie.</text:span> <text:span text:style-name="T5"><text:s/></text:span></text:p>
      <text:p text:style-name="P11">Tuż po wschodzie słońca Tatarzy na wyraźne żądanie Kapłana Paszy podjęli próbę obejścia od wschodu stanowisk polskich. Początkowo śmiało kilka torhaków ruszyło, aby przeciąć drogę pomiędzy Łastowcami a Kamieńcem. Opędzał je Krzysztof Łasko, nim sam ugodzony w policzek strzałą nieprzytomny z pola bitewnego został podniesiony. Zastąpił go Michał Rzewuski, któremu Sobieski surowo zaordynował, aby nieustępliwie strzegł przed Tatarami lewego skrzydła wojsk królewskich. Tatarzy, widząc zdecydowaną postawę kawalerii koronnej, od wykonania poleceń Paszy odstąpili i od tej pory z pewnego oddalenia na rozstrzygnięcie bitwy oczekiwali.</text:p>
      <text:p text:style-name="P11">Krótko przed południem wielki wrzask podniósł się pośród janczarskiej ciżby ulokowanej w centrum wojsk tureckich. Trąby, bębny i dzikie okrzyki dały sygnał do ataku tysiącom piechurów, kt<text:span text:style-name="T5">ó</text:span>rzy ruszyli stąpając po płytkim śniegu wąską dolin<text:span text:style-name="T5">ą</text:span> ku polskim pozycjom. Po kilkuset metrach okazało się, iż w niektórych miejscach wiatr nawiał głębsze zaspy, w kt<text:span text:style-name="T5">ó</text:span>rych tempo ataku spadło. <text:soft-page-break/>Ciasna dolina spowodowa<text:span text:style-name="T5">ł</text:span>a zator, z kt<text:span text:style-name="T5">ó</text:span>rego karni dot<text:span text:style-name="T5">ą</text:span>d janczarzy wy<text:span text:style-name="T5">ł</text:span>ania<text:span text:style-name="T5">li</text:span> si<text:span text:style-name="T5">ę</text:span> chaotycznymi grupami. <text:s/>Na te sk<text:span text:style-name="T5">łę</text:span>bione, przemieszane masy spad<text:span text:style-name="T5">ł</text:span>o zaraz uderzenie pancernych Sieniawskiego, nim janczarzy zdo<text:span text:style-name="T5">ł</text:span>ali muszkiety zasadzi<text:span text:style-name="T5">ć</text:span> czy nawet kr<text:span text:style-name="T5">ótkimi pikami swymi się zasłonić. Nie oddawszy ani salwy, uciekali w kierunku swoich linii.</text:span></text:p>
      <text:p text:style-name="P11">Jednak Kapłan Pasza nie zważał na to przejściowe niepowodzenie. Widząc zaangażowanie polskiej jazdy w centrum, kazał ruszyć swojej drugiej linii, to jest dziesięciu tysiącom sipahów beja Sofii oraz Sary Husseina. Te dziesięć tysięcy kawalerzystów miało nie tylko odrzucić polskie centrum, lecz także zająć wzgórza na wschodniej flance bitwy. Liczył także wódz turecki na udział Tatarów w tym uderzeniu.</text:p>
      <text:p text:style-name="P11"><text:span text:style-name="T5">Ze wzgórza nad doliną Żwańczyka Peter Pirwitz obserwował kolumny jeźdźców tureckich, rozwijające się do ataku. Jedna część tej jazdy dołączyła się do chaosu w głębi doliny, gdzie od godziny już uwijały się chorągwie polskie stawiając czoła zdezorganizowanym lecz liczebnie przeważającym siłom wroga, druga zaś skręciła ku Peterowi i jego towarzyszom broni. Za ubranymi na zielono i błyskającymi stalowym opancerzeniem sipahami widać było szare postaci na małych konikach. Muszkieterowie ukryci byli wśród nędznych a teraz bezlistnych krzewów, przed nimi klęczeli trzema </text:span><text:span text:style-name="T5">ledwie rzędami pikinierzy. Zabrzmiała komenda, Peter zerwał się na nogi, oparł załadowany już muszkiet o widełki i razem z innymi odpalił salwę w kierunku posuwających się pod górę sipahów. Jednocześnie z prawej strony rozległ się ryk dział.</text:span></text:p>
      <text:p text:style-name="P11">Bardzo był rad Sobieski z efektu intensywnie prowadzonego ognia broni palnej na swym lewym skrzydle. Natarcie sipahów beja Sofii zatrzymało się, Tatarzy zaś zawrócili na południe, może wcale im ochota na wojaczkę już przeszła. Lecz w centrum sytuacja trudniejsza była. Jazda osmańska angażowała polską konnicę, a janczarzy powoli, ale systematycznie zajmowali teren. Wielokrotnie ponawiane szarże chorągwi Sieniawskiego, choć wyrządzały poważne straty przeciwnikowi, zmusić go do odwrotu nie mogły, a i same wskutek nieustannych strat topnieć wyraźnie zaczęły. W tej sytuacji, około godziny trzeciej Sobieski polecił wojewodzie kijowskiemu Andrzejowi Potockiemu uderzyć na Mołdawian na lewym skrzydle wroga, zamiast iść w sukurs zmagającemu się z głównym uderzeniem przeciwnika i powoli ust<text:span text:style-name="T5">ę</text:span>puj<text:span text:style-name="T5">ą</text:span>cemu Sieniawskiemu. </text:p>
      <text:p text:style-name="P11"><text:span text:style-name="T5">Przytulony do swojego leżą</text:span>cego<text:span text:style-name="T5"> konia Szymon dzierż</text:span>y<text:span text:style-name="T5">ł</text:span> w zgrabia<text:span text:style-name="T5">ł</text:span>ych d<text:span text:style-name="T5">ł</text:span>oniach sw<text:span text:style-name="T5">ó</text:span>j kr<text:span text:style-name="T5">ó</text:span>tki drago<text:span text:style-name="T5">ń</text:span>ski muszkiet i patrzy<text:span text:style-name="T5">ł</text:span> w d<text:span text:style-name="T5">ół</text:span>, na tocz<text:span text:style-name="T5">ą</text:span>c<text:span text:style-name="T5">ą</text:span> si<text:span text:style-name="T5">ę</text:span> na lewo od niego w dolinie bitw<text:span text:style-name="T5">ę</text:span>. <text:s/>Ujrza<text:span text:style-name="T5">ł</text:span> jednak pos<text:span text:style-name="T5">ł</text:span>a<text:span text:style-name="T5">ń</text:span>c<text:span text:style-name="T5">a, który w pełnym pędzie przygalopował do dowódcy brygady, pana Dönnemarka, widział jak równocześnie chorągiew petyhorców, na przedzie stojąca, naprzód rusza. Zaraz też dla dragonów zabrzmiała komenda „Aufsetzen!”. Cały pułk ruszył przed siebie, po prawej stronie pozostawiając kłębowisko głównej bitwy. Przed Szymonem petyhorcy przeszli w galop i uderzyli na pstrokato ubranego przeciwnika - Moł</text:span>dawian<text:span text:style-name="T5">. Kolorowo ubrani jeź</text:span>d<text:span text:style-name="T5">ź</text:span>cy wznie<text:span text:style-name="T5">ś</text:span>li nad g<text:span text:style-name="T5">ł</text:span>owy szable, wrzasn<text:span text:style-name="T5">ę</text:span>li wielkim g<text:span text:style-name="T5">ł</text:span>osem, i... zawr<text:span text:style-name="T5">ó</text:span>cili swe konie. W<text:span text:style-name="T5">łó</text:span>cznie petyhorc<text:span text:style-name="T5">ó</text:span>w jedynie nielicznych, ostatnich przeciwnik<text:span text:style-name="T5">ó</text:span>w powali<text:span text:style-name="T5">ć</text:span> zdo<text:span text:style-name="T5">ł</text:span>a<text:span text:style-name="T5">ł</text:span>y. Zaraz jednak kazano dragonom zsi<text:span text:style-name="T5">ąść</text:span> z koni i do prowadzenia ognia si<text:span text:style-name="T5">ę</text:span> przygotowa<text:span text:style-name="T5">ć</text:span>. Zza uciekaj<text:span text:style-name="T5">ą</text:span>cych Mo<text:span text:style-name="T5">ł</text:span>dawian pojawili si<text:span text:style-name="T5">ę</text:span> jednolicie na zielono odziani, ci<text:span text:style-name="T5">ęże</text:span>j uzbrojeni je<text:span text:style-name="T5">ź</text:span>d<text:span text:style-name="T5">ź</text:span>cy. Z wpraw<text:span text:style-name="T5">ą</text:span> sformowali szyk i <text:span text:style-name="T5">ł</text:span>aw<text:span text:style-name="T5">ą</text:span> ruszyli na Szymona. Dragoni na komend<text:span text:style-name="T5">ę</text:span> oddali salw<text:span text:style-name="T5">ę</text:span> w kierunku przeciwnika. Szymon widzia<text:span text:style-name="T5">ł</text:span>, jak kilku wrogich je<text:span text:style-name="T5">ź</text:span>d<text:span text:style-name="T5">ź</text:span>c<text:span text:style-name="T5">ó</text:span>w z koni spad<text:span text:style-name="T5">ł</text:span>o, reszta jednak prowadzi<text:span text:style-name="T5">ł</text:span>a atak dalej. <text:span text:style-name="T5">Na następną komendę dragoni wsiedli na konie i usunęli się za petyhorców, którzy, uprzednio za dragonami nawróciwszy, teraz do kontrataku się rozpędzali. Już plecami do wroga odwrócony, Szymon usłyszał jak dwie ławy jeźdźców zderzyły się. Pan Dönnemark zaraz kazał dragonom w nową linię się ustawić, zsiąść z koni i i do prowadzenia ognia przygotować się. Szymon począł gorączkowo nabijać muszkiet.</text:span></text:p>
      <text:p text:style-name="P11"><text:soft-page-break/>Zatem Potocki zosta<text:span text:style-name="T5">ł</text:span> powstrzymany. „Nic to”, pomy<text:span text:style-name="T5">ś</text:span>la<text:span text:style-name="T5">ł</text:span> Sobieski, „na tym prawym naszym skrzydle Turcy s<text:span text:style-name="T5">ą</text:span> teraz te<text:span text:style-name="T5">ż</text:span> zwi<text:span text:style-name="T5">ą</text:span>zani, czas na uderzenie m<text:span text:style-name="T5">ł</text:span>ota Jab<text:span text:style-name="T5">ł</text:span>onowskiego”. Jab<text:span text:style-name="T5">ł</text:span>onowski dobrze wiedzia<text:span text:style-name="T5">ł</text:span>, co czyni<text:span text:style-name="T5">ć</text:span>. </text:p>
      <text:p text:style-name="P11">Siedz<text:span text:style-name="T5">ą</text:span>c na koniu w pierwszym szeregu swej chor<text:span text:style-name="T5">ą</text:span>gwi, porucznik Starczy<text:span text:style-name="T5">ń</text:span>ski podziwia<text:span text:style-name="T5">ł</text:span> precyzyjn<text:span text:style-name="T5">ą</text:span> formacj<text:span text:style-name="T5">ę</text:span> ustawion<text:span text:style-name="T5">ą</text:span> przez wojewod<text:span text:style-name="T5">ę</text:span> ruskiego. Pan Jab<text:span text:style-name="T5">ł</text:span>onowski wyszykowa<text:span text:style-name="T5">ł</text:span> wojska w szachownic<text:span text:style-name="T5">ę. N</text:span>aprz<text:span text:style-name="T5">ó</text:span>d stan<text:span text:style-name="T5">ęł</text:span>y czworoboki piechoty, nieu<text:span text:style-name="T5">ż</text:span>yte jeszcze w tej bitwie szeregi pikinier<text:span text:style-name="T5">ó</text:span>w naprzemian z muszkieterami. Po skosie z ty<text:span text:style-name="T5">ł</text:span>u sta<text:span text:style-name="T5">ł</text:span>y chor<text:span text:style-name="T5">ą</text:span>gwie pancernych je<text:span text:style-name="T5">ź</text:span>d<text:span text:style-name="T5">źców z pułków Bogusza i Modrzewskiego. Ostatni rząd tej szachownicy stanowiły chorągwie husarii, mniej liczne, za to wspaniałością zbroi i kropierzy swych, oraz sławą niezwyciężonych wielkie. Zabrzmiały trąbki. Wojska Sieniawskiego, przed Jabłonowskim bój nierówny z Turkiem toczące, pierzchły na ten sygnał i przez odstępy szyku polskiego na tyły wycofywały się. Wojsko osmańskie, nagłym przeciwnika pierzchnięciem zaskoczone, ruszyły naprzód. Zabrzmiały komendy po niemiecku, kapelusze muszkieterów pochyliły się zgodnie, zagrzmiało i zadymiło. Teraz ponownie trąbki zabrzmiały, Starczyński skinął </text:span><text:span text:style-name="T9">buławą</text:span><text:span text:style-name="T5"> na swoich i sam konia też lekko piętami kopnął. Ruszyli stępa, trzydzieści kroków końskich dalej Starczyński krzyknął „kłusem!”, wstał w strzemionach i ubódł konia piętami mocniej, popuszczając mu wodze nieco. Kątem oka ujrzał, że chorągiew jego zarazem z innymi </text:span><text:span text:style-name="T5">pancernymi chorągwiami spośród pikinierów wyjeżdża. Pikinierzy zaś oręż swój, do tej pory o ziemię tylcem oparty, w obie ręce krzepko chwytają i również w stronę przeciwnika ruszają. Znowu skupił się Starczyński na swej chorągwi, bo właśnie w galop wszyscy przeszli. W prawej dłoni trzymał już szablę, wodze do lewej, do której też okrągła tarcza przytwierdzona była, przełożywszy. Wtedy od strony wroga huk przeciągły doszedł, a zaraz poczuł porucznik w lewej ręce uderzenie potężne. Rzuciło nim do tyłu, od tylnego łęku siodła odbił się, w przód poleciał, kolanami jednak utrzymał się. Koń pytająco spojrzał do tyłu na jeźdźca - „Żyw jestem, jeszcze” - Starczyński powiedział, wgłębienie od kuli tureckiej na tarczy swej nowej oglądając. Potem zaś obejrzał się na towarzyszy z chorągwi – oto wszyscy nadal w szyku byli. Janczarzy ze zbyt dalekiej odległości salwę oddali, teraz zaś już swymi pikami i toporami przed szarżą zasłaniali się, szyku wszakże nie łamiąc. W szeregach polskich inaczej teraz trąbka zabrzmiała. Pancerni przeszli do kłusa ponownie, schowali szable, wyciągnęli pistolety. „Cel! Pal!” Oddali salwę w kierunku janczarów, pokrywając wszystko dymem, a następnie rozjechali się na boki, robiąc miejsce dla husarii. Husarze z nastawionymi koncerzami cwałem w dym wpadli, skąd zaraz wrzask przeokropny się podniósł.</text:span></text:p>
      <text:p text:style-name="P11">„Allah niełaskaw”, pomyślał Kapłan Pasza. Oto skrzydło lewe ledwo co utrzymało się, zaś teraz środek osmańskiego ugrupowania po prostu rozleciał się. Dobrze że w ciasnocie doliny teraz lacki atak utknął, a raczej Ibrahimowi Szejtanowi z najwyższym trudem powstrzymać atak ten udało się. Przy tym wielu sipahów Sary Husseina męczennikami zostało, daremnie opancerzonych husarzy atakując. Jeszcze tylko na prawym skrzydle nadzieja na rozstrzygnięcie bitwy. Co ten bej Achmed na wzgórzu robi, czemu jeszcze wrogich dział nie zdobył? Tam dym wszystko zasłaniał, lecz przecie dziesięć tysięcy doborowych sipahów złamać wroga wreszcie musi?</text:p>
      <text:p text:style-name="P14">Peter maszerowa<text:span text:style-name="T5">ł</text:span> teraz naprz<text:span text:style-name="T5">ó</text:span>d, ko<text:span text:style-name="T5">ń</text:span>cz<text:span text:style-name="T5">ą</text:span>c jednocze<text:span text:style-name="T5">ś</text:span>nie <text:span text:style-name="T5">ła</text:span>dowa<text:span text:style-name="T5">ć</text:span> muszkiet. „Czuj! Cel!” Zabrzmiała komenda, Peter szybko zdj<text:span text:style-name="T5">ął</text:span> z plec<text:span text:style-name="T5">ó</text:span>w forkiet, wbi<text:span text:style-name="T5">ł</text:span> go w ziemi<text:span text:style-name="T5">ę</text:span> i opar<text:span text:style-name="T5">ł</text:span> na nim muszkiet. Wzd<text:span text:style-name="T5">ł</text:span>u<text:span text:style-name="T5">ż</text:span> jego rury spojrza<text:span text:style-name="T5">ł</text:span> w kierunku k<text:span text:style-name="T5">łębiących się przed nim tureckich jeźdźców. „Feuer!” Zagrzmiało, zadymiło, Peter stracił z oczu przeciwnika. Padły następne komendy, stojący obok pikinierzy chwycili swe piki w ręce, pochylili je poziomo i ruszyli miarowym krokiem w kierunku Turków, Peter zaś zaczął ładować muszkiet. „Vorwärts! Marsz!” Peter wziął forkiet na ramię</text:span><text:span text:style-name="T5">, muszkiet w obie rę</text:span>ce i ruszy<text:span text:style-name="T5">ł kolejne kilka kroków. Przynajmniej w dobrym kierunku, ku wrogiej ziemi, pomyślał Peter, ciekawe jak długo to już trwa. </text:span></text:p>
      <text:p text:style-name="P12"><text:soft-page-break/>Kapłan Pasza ciskał niewiarygodne przekleństwa na Tatarów, Mołdawian, janczarów wielkiego wezyra, wszyscy go zawiedli. Teraz nawet bejowi Sofii się dostało, nie złamał wszak przeciwnika na wzgórzach na prawym skrzydle. Bej Achmed Seidoglu z twarzą osmaloną bliskim wybuchem polskiego granatu artyleryjskiego, w podartym kaftanie, słuchał wyrzutów dziwnie spokojnie. Jednak sam sobie ani swoim wojskom nie miał nic do zarzucenia. Próbowali przez cały dzień zdobyć te przeklęte wzgórza, połowa ich zginęła próbując tego dokonać. Teraz druga połowa ginęła, próbując nadaremno powstrzymać Polaków ze wzgórz schodzących. Jednak podniósł na duchu Kapłana Paszę dowódca środkowej części szyku tureckiego, Ibrahim Szejtan, który przygalopował z wieściami o uporządkowanym odwrocie swych wojsk. Ale i on był zatroskany sytuacją na skrzydłach.</text:p>
      <text:list xml:id="list4275773222683026625" text:style-name="L4">
        <text:list-item>
          <text:p text:style-name="P20">Ten atak na naszej prawej powstrzymać trzeba! Inaczej odetną środek!</text:p>
        </text:list-item>
        <text:list-item>
          <text:p text:style-name="P20">Nie mamy już czym ich powstrzymać!</text:p>
        </text:list-item>
        <text:list-item>
          <text:p text:style-name="P20">Tatarzy kontratakować muszą! Gdzie Selim?</text:p>
        </text:list-item>
        <text:list-item>
          <text:p text:style-name="P20">Tatarzy już uszli za Dniestr, powstrzymać zaś giaurów jedynie Żwaniec i nasz wczorajszy obóz może.</text:p>
        </text:list-item>
        <text:list-item>
          <text:p text:style-name="P20">Tak, niech zatem sipahowie Sary Husseina w środku jeszcze chwilę wytrzymają, zaś wszystkich janczarów do obozu pchnąć nam trzeba, a potem do <text:span text:style-name="T5">Ż</text:span>wa<text:span text:style-name="T5">ń</text:span>ca wycofa<text:span text:style-name="T5">ć</text:span> si<text:span text:style-name="T5">ę</text:span>... a kto tam z naszych w Żwańcu siedzi?</text:p>
        </text:list-item>
      </text:list>
      <text:p text:style-name="P8">A zatem <text:span text:style-name="T5">Ż</text:span><text:span text:style-name="T11">waniec obsadzonym zostawili, tako</text:span><text:span text:style-name="T5">ż</text:span><text:span text:style-name="T11"> i ob</text:span><text:span text:style-name="T5">ó</text:span><text:span text:style-name="T11">z na naszej lewej, stwierdzi</text:span><text:span text:style-name="T5">ł</text:span><text:span text:style-name="T11"> Sobieski. Jego wojska, ca</text:span><text:span text:style-name="T5">ł</text:span><text:span text:style-name="T11">odzienn</text:span><text:span text:style-name="T5">ą</text:span><text:span text:style-name="T11"> bitw</text:span><text:span text:style-name="T5">ą</text:span><text:span text:style-name="T11"> z przewa</text:span><text:span text:style-name="T5">ż</text:span><text:span text:style-name="T11">aj</text:span><text:span text:style-name="T5">ą</text:span><text:span text:style-name="T11">cym liczebnie przeciwnikiem wyczerpane, acz zwyci</text:span><text:span text:style-name="T5">ę</text:span><text:span text:style-name="T11">sk</text:span><text:span text:style-name="T5">ą</text:span><text:span text:style-name="T11">, pod wrogimi fortalicjami, zatrzyma</text:span><text:span text:style-name="T5">ł</text:span><text:span text:style-name="T11">y si</text:span><text:span text:style-name="T5">ę</text:span><text:span text:style-name="T11">. Nie mia</text:span><text:span text:style-name="T5">ł</text:span><text:span text:style-name="T11">y ju</text:span><text:span text:style-name="T5">ż</text:span><text:span text:style-name="T11"> si</text:span><text:span text:style-name="T5">ł</text:span><text:span text:style-name="T11"> ani ochoty w zapadaj</text:span><text:span text:style-name="T5">ą</text:span><text:span text:style-name="T11">cym zmroku szturm</text:span><text:span text:style-name="T5">ó</text:span><text:span text:style-name="T11">w nieprzygotowanych przeprowadza</text:span><text:span text:style-name="T5">ć. Na przedpolu Żwańca Turek wystawił janczarów gwardii Kapłana Paszy, którzy najmniej z jego wojsk tego dnia użyci najmniej też zdemoralizowani byli. Odparto nawet kilka szarż polskiej jazdy. Pobite, ale nie rozbite wojska osma</text:span><text:span text:style-name="T5">ń</text:span><text:span text:style-name="T5">skie przez ob</text:span><text:span text:style-name="T5">ó</text:span><text:span text:style-name="T5">z przewali</text:span><text:span text:style-name="T5">ł</text:span><text:span text:style-name="T5">y si</text:span><text:span text:style-name="T5">ę</text:span><text:span text:style-name="T5"> i prawie nie niepokojone do </text:span><text:span text:style-name="T5">Ż</text:span><text:span text:style-name="T5">wa</text:span><text:span text:style-name="T5">ń</text:span><text:span text:style-name="T5">ca dotar</text:span><text:span text:style-name="T5">ł</text:span><text:span text:style-name="T5">y. Szkoda, przez noc Turcy umocnią się, lecz nic się nie da zrobić.</text:span><text:span text:style-name="T11"> Bitwa dogas</text:span><text:span text:style-name="T5">ł</text:span><text:span text:style-name="T11">a.</text:span></text:p>
      <text:h text:style-name="Überschrift_20_2" text:outline-level="2"><text:span text:style-name="T11">Rozdzia</text:span><text:span text:style-name="T5">ł</text:span><text:span text:style-name="T11"> VI</text:span></text:h>
      <text:p text:style-name="P26">W namiocie Sobieskiego, w by<text:span text:style-name="T5">ł</text:span>ym obozie tureckim pod <text:span text:style-name="T5">Żwańcem ustawionym,</text:span> nastroje minorowe by<text:span text:style-name="T5">ł</text:span>y mimo zwyci<text:span text:style-name="T5">ę</text:span>stwa oczywistego. </text:p>
      <text:p text:style-name="P26">Siedz<text:span text:style-name="T5">ą</text:span> w Kamie<text:span text:style-name="T5">ń</text:span>cu przecie, a wreszcie wyjd<text:span text:style-name="T5">ą</text:span> obaczywszy <text:span text:style-name="T5">ż</text:span>e okopy nasze tam puste prawie.</text:p>
      <text:p text:style-name="P8">Zawarcie rozejmu</text:p>
      <text:p text:style-name="P8">Gromienie Kozaków</text:p>
      <text:p text:style-name="P8"/>
      <text:p text:style-name="P8"/>
      <text:p text:style-name="P8"/>
      <text:p text:style-name="P5"/>
      <text:p text:style-name="P3"/>
      <text:p text:style-name="P3"/>
      <text:p text:style-name="P3"><text:s/></text:p>
      <text:p text:style-name="P1">Po zakonczeniu wojny z Turcja:</text:p>
      <text:p text:style-name="P1"/>
      <text:p text:style-name="P1"><text:soft-page-break/>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P1">Wozy zaprzężone w woły jechały wzdłuż Dniepru. Ich ładunek zadziwiał woźniców. Były to jakieś beczki, jakieś drągi, zwoje płótna, a także stosy desek dość długich. Co kilka dni dowódca całego tego pochodu, jakiś młody porucznik, zatrzymywał pochód i kazał budować szopę, w której zostawiali część dziwnego ładunku.</text:p>
      <text:p text:style-name="P1"/>
      <text:p text:style-name="P1">Na wojnie z Prusami</text:p>
      <text:p text:style-name="P1">"Dojść nam dzisiaj do Grudziądza - trzeba dupy mieć z mosiądza!"</text:p>
      <text:p text:style-name="P1">"Zamiast dupy krwawa rana - to podjazdy króla Jan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Überschrift_20_1" style:display-name="Überschrift 1" style:family="paragraph" style:parent-style-name="Standard" style:next-style-name="Text_20_body" style:default-outline-level="1">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Überschrift_20_2" style:display-name="Überschrift 2" style:family="paragraph" style:parent-style-name="Standard" style:next-style-name="Text_20_body" style:default-outline-level="2">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Überschrift_20_3" style:display-name="Überschrift 3" style:family="paragraph" style:parent-style-name="Standard" style:next-style-name="Text_20_body" style:default-outline-level="3">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hyphenate="false" fo:hyphenation-remain-char-count="0" fo:hyphenation-push-char-count="0"/>
    </style:style>
    <style:style style:name="Liste" style:family="paragraph" style:parent-style-name="Text_20_body">
      <style:paragraph-properties fo:hyphenation-ladder-count="no-limit"/>
      <style:text-properties style:font-name-complex="Mangal"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Endnotenzeichen" style:family="text" style:parent-style-name="Absatz-Standardschriftart">
      <style:text-properties style:text-position="super 64%"/>
    </style:style>
    <style:style style:name="WW_5f_CharLFO1LVL2" style:display-name="WW_CharLFO1LVL2" style:family="text">
      <style:text-properties style:font-name="Times New Roman" style:font-name-complex="Courier New"/>
    </style:style>
    <style:style style:name="WW_5f_CharLFO1LVL5" style:display-name="WW_CharLFO1LVL5" style:family="text">
      <style:text-properties style:font-name="Times New Roman" style:font-name-complex="Courier New"/>
    </style:style>
    <style:style style:name="WW_5f_CharLFO1LVL8" style:display-name="WW_CharLFO1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nzeichen" text:citation-body-style-name="Endnotenzeichen"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7-08-31T18:44:45.13</dc:date>
    <meta:editing-cycles>1037</meta:editing-cycles>
    <meta:editing-duration>PT14H19M9S</meta:editing-duration>
    <meta:document-statistic meta:table-count="0" meta:image-count="0" meta:object-count="0" meta:page-count="27" meta:paragraph-count="228" meta:word-count="13639" meta:character-count="92929"/>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